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ato" svg:font-family="Lato, sans-serif"/>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antarell2" svg:font-family="Cantarell" style:font-pitch="variable"/>
    <style:font-face style:name="Cantarell" svg:font-family="Cantarell" style:font-adornments="Bold" style:font-pitch="variable"/>
    <style:font-face style:name="Cantarell1" svg:font-family="Cantarell" style:font-adornments="Regular"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0125in" fo:margin-left="0.0125in" table:align="left" fo:background-color="transparent">
        <style:background-image/>
      </style:table-properties>
    </style:style>
    <style:style style:name="Table1.A" style:family="table-column">
      <style:table-column-properties style:column-width="0.3125in"/>
    </style:style>
    <style:style style:name="Table1.B" style:family="table-column">
      <style:table-column-properties style:column-width="6.7in"/>
    </style:style>
    <style:style style:name="Table1.A1" style:family="table-cell">
      <style:table-cell-properties style:vertical-align="middle" fo:padding="0in" fo:border="none"/>
    </style:style>
    <style:style style:name="Table2" style:family="table">
      <style:table-properties style:width="2.3125in" fo:margin-left="0.0125in" table:align="left" fo:background-color="transparent">
        <style:background-image/>
      </style:table-properties>
    </style:style>
    <style:style style:name="Table2.A" style:family="table-column">
      <style:table-column-properties style:column-width="0.3125in"/>
    </style:style>
    <style:style style:name="Table2.B" style:family="table-column">
      <style:table-column-properties style:column-width="2in"/>
    </style:style>
    <style:style style:name="Table2.A1" style:family="table-cell">
      <style:table-cell-properties style:vertical-align="middle" fo:padding="0in" fo:border="none"/>
    </style:style>
    <style:style style:name="Table3" style:family="table">
      <style:table-properties style:width="6.675in" fo:margin-left="0.025in" table:align="left" fo:background-color="transparent">
        <style:background-image/>
      </style:table-properties>
    </style:style>
    <style:style style:name="Table3.A" style:family="table-column">
      <style:table-column-properties style:column-width="0.3125in"/>
    </style:style>
    <style:style style:name="Table3.B" style:family="table-column">
      <style:table-column-properties style:column-width="6.3625in"/>
    </style:style>
    <style:style style:name="Table3.A1" style:family="table-cell">
      <style:table-cell-properties style:vertical-align="middle" fo:padding="0in" fo:border="none"/>
    </style:style>
    <style:style style:name="Table4" style:family="table">
      <style:table-properties style:width="6.3875in" fo:margin-left="0.025in" table:align="left" fo:background-color="transparent">
        <style:background-image/>
      </style:table-properties>
    </style:style>
    <style:style style:name="Table4.A" style:family="table-column">
      <style:table-column-properties style:column-width="0.3125in"/>
    </style:style>
    <style:style style:name="Table4.B" style:family="table-column">
      <style:table-column-properties style:column-width="6.075in"/>
    </style:style>
    <style:style style:name="Table4.A1" style:family="table-cell">
      <style:table-cell-properties style:vertical-align="middle" fo:padding="0in" fo:border="none"/>
    </style:style>
    <style:style style:name="Table5" style:family="table">
      <style:table-properties style:width="2.7625in" fo:margin-left="0.025in" table:align="left" fo:background-color="transparent">
        <style:background-image/>
      </style:table-properties>
    </style:style>
    <style:style style:name="Table5.A" style:family="table-column">
      <style:table-column-properties style:column-width="0.375in"/>
    </style:style>
    <style:style style:name="Table5.B" style:family="table-column">
      <style:table-column-properties style:column-width="2.3875in"/>
    </style:style>
    <style:style style:name="Table5.A1" style:family="table-cell">
      <style:table-cell-properties style:vertical-align="middle" fo:padding="0in" fo:border="none"/>
    </style:style>
    <style:style style:name="Table6" style:family="table">
      <style:table-properties style:width="17.1368in" fo:margin-left="0.0125in" table:align="left" fo:background-color="transparent">
        <style:background-image/>
      </style:table-properties>
    </style:style>
    <style:style style:name="Table6.A" style:family="table-column">
      <style:table-column-properties style:column-width="0.3125in"/>
    </style:style>
    <style:style style:name="Table6.B" style:family="table-column">
      <style:table-column-properties style:column-width="16.8243in"/>
    </style:style>
    <style:style style:name="Table6.A1" style:family="table-cell">
      <style:table-cell-properties style:vertical-align="middle" fo:padding="0in" fo:border="none"/>
    </style:style>
    <style:style style:name="Table7" style:family="table">
      <style:table-properties style:width="7.4674in" fo:margin-left="0.0125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7.1549in"/>
    </style:style>
    <style:style style:name="Table7.A1" style:family="table-cell">
      <style:table-cell-properties style:vertical-align="middle" fo:padding="0in" fo:border="none"/>
    </style:style>
    <style:style style:name="Table8" style:family="table">
      <style:table-properties style:width="8.6639in" fo:margin-left="0.0125in" table:align="left" fo:background-color="transparent">
        <style:background-image/>
      </style:table-properties>
    </style:style>
    <style:style style:name="Table8.A" style:family="table-column">
      <style:table-column-properties style:column-width="0.2799in"/>
    </style:style>
    <style:style style:name="Table8.B" style:family="table-column">
      <style:table-column-properties style:column-width="8.384in"/>
    </style:style>
    <style:style style:name="Table8.A1" style:family="table-cell">
      <style:table-cell-properties style:vertical-align="middle" fo:padding="0in" fo:border="none"/>
    </style:style>
    <style:style style:name="Table9" style:family="table">
      <style:table-properties style:width="5.225in" fo:margin-left="0.0125in" table:align="left" fo:background-color="transparent">
        <style:background-image/>
      </style:table-properties>
    </style:style>
    <style:style style:name="Table9.A" style:family="table-column">
      <style:table-column-properties style:column-width="0.3125in"/>
    </style:style>
    <style:style style:name="Table9.B" style:family="table-column">
      <style:table-column-properties style:column-width="4.9125in"/>
    </style:style>
    <style:style style:name="Table9.A1" style:family="table-cell">
      <style:table-cell-properties style:vertical-align="middle" fo:padding="0in" fo:border="none"/>
    </style:style>
    <style:style style:name="P1" style:family="paragraph" style:parent-style-name="Preformatted_20_Text">
      <style:paragraph-properties fo:margin-left="0in" fo:margin-right="0in" fo:margin-top="0in" fo:margin-bottom="0in" loext:contextual-spacing="false" fo:text-indent="0in" style:auto-text-indent="false" style:writing-mode="page"/>
      <style:text-properties style:font-name="Cantarell2" fo:font-size="12pt" style:font-size-asian="12pt" style:font-size-complex="12pt"/>
    </style:style>
    <style:style style:name="P2" style:family="paragraph" style:parent-style-name="Preformatted_20_Text" style:list-style-name="L13">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3" style:family="paragraph" style:parent-style-name="Preformatted_20_Text" style:list-style-name="L14">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4" style:family="paragraph" style:parent-style-name="Preformatted_20_Text" style:list-style-name="L15">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5" style:family="paragraph" style:parent-style-name="Preformatted_20_Text" style:list-style-name="L16">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6" style:family="paragraph" style:parent-style-name="Preformatted_20_Text" style:list-style-name="L17">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7" style:family="paragraph" style:parent-style-name="Preformatted_20_Text" style:list-style-name="L18">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8" style:family="paragraph" style:parent-style-name="Preformatted_20_Text">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9" style:family="paragraph" style:parent-style-name="Preformatted_20_Text" style:list-style-name="L22">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10" style:family="paragraph" style:parent-style-name="Preformatted_20_Text" style:list-style-name="L23">
      <loext:graphic-properties draw:fill="solid" draw:fill-color="#ffffff" draw:opacity="100%"/>
      <style:paragraph-properties fo:margin-left="0in" fo:margin-right="0in" fo:margin-top="0in" fo:margin-bottom="0in" loext:contextual-spacing="true" fo:line-height="142%" fo:orphans="2" fo:widows="2" fo:text-indent="0in" style:auto-text-indent="false" fo:background-color="#ffffff" fo:padding="0.1126in" fo:border="0.06pt solid #e7e6e6" style:writing-mode="page"/>
    </style:style>
    <style:style style:name="P11" style:family="paragraph" style:parent-style-name="Preformatted_20_Text">
      <loext:graphic-properties draw:fill="solid" draw:fill-color="#eeeedd" draw:opacity="100%"/>
      <style:paragraph-properties fo:margin-left="0in" fo:margin-right="0in" fo:margin-top="0in" fo:margin-bottom="0in" loext:contextual-spacing="true" fo:line-height="142%" fo:text-indent="0in" style:auto-text-indent="false" fo:background-color="#eeeedd" fo:padding="0.1126in" fo:border="0.06pt solid #e7e6e6" style:writing-mode="page"/>
    </style:style>
    <style:style style:name="P12" style:family="paragraph" style:parent-style-name="Preformatted_20_Text">
      <loext:graphic-properties draw:fill="solid" draw:fill-color="#eeeedd" draw:opacity="100%"/>
      <style:paragraph-properties fo:margin-left="0in" fo:margin-right="0in" fo:margin-top="0in" fo:margin-bottom="0in" loext:contextual-spacing="true" fo:line-height="142%" fo:text-indent="0in" style:auto-text-indent="false" fo:background-color="#eeeedd" fo:padding="0.1126in" fo:border="0.06pt solid #e7e6e6" style:writing-mode="page"/>
      <style:text-properties officeooo:paragraph-rsid="000d9463"/>
    </style:style>
    <style:style style:name="P13" style:family="paragraph" style:parent-style-name="Preformatted_20_Text" style:list-style-name="L13">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4" style:family="paragraph" style:parent-style-name="Preformatted_20_Text" style:list-style-name="L14">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5" style:family="paragraph" style:parent-style-name="Preformatted_20_Text">
      <loext:graphic-properties draw:fill="solid" draw:fill-color="#ffffff" draw:opacity="100%"/>
      <style:paragraph-properties fo:margin-left="0in" fo:margin-right="0in" fo:margin-top="0in" fo:margin-bottom="0in" loext:contextual-spacing="true" fo:line-height="150%" fo:orphans="2" fo:widows="2" fo:text-indent="0in" style:auto-text-indent="false" fo:background-color="#ffffff" fo:padding="0.1126in" fo:border="0.06pt solid #e7e6e6" style:writing-mode="page"/>
    </style:style>
    <style:style style:name="P16" style:family="paragraph" style:parent-style-name="Text_20_body">
      <style:text-properties fo:font-variant="normal" fo:text-transform="none" fo:color="#333333" style:font-name="Helvetica" fo:letter-spacing="normal" fo:font-style="normal" fo:font-weight="normal" officeooo:paragraph-rsid="001315b3"/>
    </style:style>
    <style:style style:name="P17" style:family="paragraph" style:parent-style-name="Text_20_body">
      <style:text-properties officeooo:rsid="001315b3" officeooo:paragraph-rsid="001315b3"/>
    </style:style>
    <style:style style:name="P18" style:family="paragraph" style:parent-style-name="Text_20_body">
      <style:text-properties officeooo:rsid="00186cc4" officeooo:paragraph-rsid="00186cc4"/>
    </style:style>
    <style:style style:name="P19" style:family="paragraph" style:parent-style-name="Text_20_body">
      <style:text-properties style:font-name="Cantarell2" officeooo:rsid="00186cc4" officeooo:paragraph-rsid="00186cc4"/>
    </style:style>
    <style:style style:name="P20" style:family="paragraph" style:parent-style-name="Text_20_body">
      <style:paragraph-properties fo:margin-left="0in" fo:margin-right="0in" fo:margin-top="0in" fo:margin-bottom="0in" loext:contextual-spacing="false" fo:text-indent="0in" style:auto-text-indent="false" style:writing-mode="page"/>
      <style:text-properties style:font-name="Cantarell2" fo:font-size="12pt" officeooo:rsid="00186cc4" officeooo:paragraph-rsid="00186cc4" style:font-size-asian="12pt" style:font-size-complex="12pt"/>
    </style:style>
    <style:style style:name="P21" style:family="paragraph" style:parent-style-name="Text_20_body">
      <style:paragraph-properties fo:margin-left="0in" fo:margin-right="0in" fo:margin-top="0in" fo:margin-bottom="0in" loext:contextual-spacing="false" fo:text-indent="0in" style:auto-text-indent="false" fo:break-before="page" style:writing-mode="page"/>
      <style:text-properties style:font-name="Cantarell2" fo:font-size="12pt" officeooo:rsid="00186cc4" officeooo:paragraph-rsid="00186cc4" style:font-size-asian="12pt" style:font-size-complex="12pt"/>
    </style:style>
    <style:style style:name="P22" style:family="paragraph" style:parent-style-name="Text_20_body">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letter-spacing="normal" fo:font-style="normal" fo:font-weight="normal"/>
    </style:style>
    <style:style style:name="P23" style:family="paragraph" style:parent-style-name="Text_20_body" style:list-style-name="L13">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4" style:family="paragraph" style:parent-style-name="Text_20_body" style:list-style-name="L14">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5" style:family="paragraph" style:parent-style-name="Text_20_body" style:list-style-name="L15">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6" style:family="paragraph" style:parent-style-name="Text_20_body" style:list-style-name="L16">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7" style:family="paragraph" style:parent-style-name="Text_20_body" style:list-style-name="L22">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8"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style:font-name="Helvetica" fo:font-size="12.6000003814697pt" fo:letter-spacing="normal" fo:font-style="normal" fo:font-weight="normal"/>
    </style:style>
    <style:style style:name="P29" style:family="paragraph" style:parent-style-name="Text_20_body">
      <style:paragraph-properties fo:margin-left="0in" fo:margin-right="0in" fo:margin-top="0in" fo:margin-bottom="0in" loext:contextual-spacing="true" fo:line-height="150%" fo:orphans="2" fo:widows="2" fo:text-indent="0in" style:auto-text-indent="false" style:writing-mode="page"/>
      <style:text-properties fo:font-variant="normal" fo:text-transform="none" fo:color="#333333" fo:letter-spacing="normal"/>
    </style:style>
    <style:style style:name="P30" style:family="paragraph" style:parent-style-name="Text_20_body">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31" style:family="paragraph" style:parent-style-name="Text_20_body">
      <style:paragraph-properties fo:margin-left="0in" fo:margin-right="0in" fo:margin-top="0in" fo:margin-bottom="0in" loext:contextual-spacing="true" fo:line-height="150%" fo:orphans="2" fo:widows="2" fo:text-indent="0in" style:auto-text-indent="false" style:writing-mode="page"/>
    </style:style>
    <style:style style:name="P32" style:family="paragraph" style:parent-style-name="Text_20_body" style:list-style-name="L17">
      <style:paragraph-properties fo:margin-left="0in" fo:margin-right="0in" fo:margin-top="0in" fo:margin-bottom="0in" loext:contextual-spacing="true" fo:line-height="150%" fo:orphans="2" fo:widows="2" fo:text-indent="0in" style:auto-text-indent="false" style:writing-mode="page"/>
    </style:style>
    <style:style style:name="P33" style:family="paragraph" style:parent-style-name="Text_20_body" style:list-style-name="L18">
      <style:paragraph-properties fo:margin-left="0in" fo:margin-right="0in" fo:margin-top="0in" fo:margin-bottom="0in" loext:contextual-spacing="true" fo:line-height="150%" fo:orphans="2" fo:widows="2" fo:text-indent="0in" style:auto-text-indent="false" style:writing-mode="page"/>
    </style:style>
    <style:style style:name="P34" style:family="paragraph" style:parent-style-name="Text_20_body" style:list-style-name="L19">
      <style:paragraph-properties fo:margin-left="0in" fo:margin-right="0in" fo:margin-top="0in" fo:margin-bottom="0in" loext:contextual-spacing="true" fo:line-height="150%" fo:orphans="2" fo:widows="2" fo:text-indent="0in" style:auto-text-indent="false" style:writing-mode="page"/>
    </style:style>
    <style:style style:name="P35" style:family="paragraph" style:parent-style-name="Text_20_body" style:list-style-name="L20">
      <style:paragraph-properties fo:margin-left="0in" fo:margin-right="0in" fo:margin-top="0in" fo:margin-bottom="0in" loext:contextual-spacing="true" fo:line-height="150%" fo:orphans="2" fo:widows="2" fo:text-indent="0in" style:auto-text-indent="false" style:writing-mode="page"/>
    </style:style>
    <style:style style:name="P36" style:family="paragraph" style:parent-style-name="Text_20_body" style:list-style-name="L22">
      <style:paragraph-properties fo:margin-left="0in" fo:margin-right="0in" fo:margin-top="0in" fo:margin-bottom="0in" loext:contextual-spacing="true" fo:line-height="150%" fo:orphans="2" fo:widows="2" fo:text-indent="0in" style:auto-text-indent="false" style:writing-mode="page"/>
    </style:style>
    <style:style style:name="P37"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style>
    <style:style style:name="P38" style:family="paragraph" style:parent-style-name="Text_20_body" style:list-style-name="L23">
      <style:paragraph-properties fo:margin-left="0in" fo:margin-right="0in" fo:margin-top="0in" fo:margin-bottom="0in" loext:contextual-spacing="true" fo:line-height="150%" fo:orphans="2" fo:widows="2" fo:text-indent="0in" style:auto-text-indent="false" style:writing-mode="page"/>
      <style:text-properties officeooo:paragraph-rsid="00102e5d"/>
    </style:style>
    <style:style style:name="P39" style:family="paragraph" style:parent-style-name="Text_20_body" style:list-style-name="L17">
      <style:paragraph-properties fo:margin-left="0in" fo:margin-right="0in" fo:margin-top="0in" fo:margin-bottom="0in" loext:contextual-spacing="true" fo:orphans="2" fo:widows="2" fo:text-indent="0in" style:auto-text-indent="false" style:writing-mode="page"/>
    </style:style>
    <style:style style:name="P40" style:family="paragraph" style:parent-style-name="Text_20_body" style:list-style-name="L21">
      <style:paragraph-properties fo:margin-left="0in" fo:margin-right="0in" fo:margin-top="0in" fo:margin-bottom="0in" loext:contextual-spacing="true" fo:orphans="2" fo:widows="2" fo:text-indent="0in" style:auto-text-indent="false" style:writing-mode="page"/>
    </style:style>
    <style:style style:name="P41" style:family="paragraph" style:parent-style-name="Text_20_body" style:list-style-name="L24">
      <style:paragraph-properties fo:margin-left="0in" fo:margin-right="0in" fo:margin-top="0in" fo:margin-bottom="0in" loext:contextual-spacing="true" fo:orphans="2" fo:widows="2" fo:text-indent="0in" style:auto-text-indent="false" style:writing-mode="page"/>
    </style:style>
    <style:style style:name="P42" style:family="paragraph" style:parent-style-name="Text_20_body">
      <style:paragraph-properties fo:margin-left="0in" fo:margin-right="0in" fo:margin-top="0in" fo:margin-bottom="0in" loext:contextual-spacing="true" fo:line-height="150%" fo:orphans="2" fo:widows="2" fo:text-indent="0in" style:auto-text-indent="false" fo:break-before="page" style:writing-mode="page"/>
      <style:text-properties fo:font-variant="normal" fo:text-transform="none" fo:color="#333333" style:font-name="Helvetica" fo:letter-spacing="normal" fo:font-style="normal" fo:font-weight="normal"/>
    </style:style>
    <style:style style:name="P43" style:family="paragraph" style:parent-style-name="Heading_20_2">
      <style:text-properties officeooo:rsid="00180020" officeooo:paragraph-rsid="00180020"/>
    </style:style>
    <style:style style:name="P44" style:family="paragraph" style:parent-style-name="Heading_20_2">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45" style:family="paragraph" style:parent-style-name="Quotations">
      <loext:graphic-properties draw:fill="solid" draw:fill-color="#fdf3f2" draw:opacity="100%"/>
      <style:paragraph-properties fo:margin-left="0in" fo:margin-right="0in" fo:margin-top="0in" fo:margin-bottom="0in" loext:contextual-spacing="true" fo:line-height="150%" fo:orphans="2" fo:widows="2" fo:text-indent="0in" style:auto-text-indent="false" fo:background-color="#fdf3f2" fo:padding-left="0.1874in" fo:padding-right="0in" fo:padding-top="0in" fo:padding-bottom="0in" fo:border-left="3.6pt solid #f8c9c4" fo:border-right="none" fo:border-top="none" fo:border-bottom="none" style:writing-mode="page"/>
    </style:style>
    <style:style style:name="P46" style:family="paragraph" style:parent-style-name="Quotations">
      <loext:graphic-properties draw:fill="solid" draw:fill-color="#fdf3f2" draw:opacity="100%"/>
      <style:paragraph-properties fo:margin-left="0in" fo:margin-right="0in" fo:margin-top="0in" fo:margin-bottom="0in" loext:contextual-spacing="true" fo:line-height="150%" fo:orphans="2" fo:widows="2" fo:text-indent="0in" style:auto-text-indent="false" fo:background-color="#fdf3f2" fo:padding-left="0.1874in" fo:padding-right="0in" fo:padding-top="0in" fo:padding-bottom="0in" fo:border-left="3.6pt solid #f8c9c4" fo:border-right="none" fo:border-top="none" fo:border-bottom="none" style:writing-mode="page"/>
      <style:text-properties fo:font-variant="normal" fo:text-transform="none" fo:color="#747474" style:font-name="Helvetica" fo:font-size="12.6000003814697pt" fo:letter-spacing="normal" fo:font-style="normal" fo:font-weight="normal"/>
    </style:style>
    <style:style style:name="P47" style:family="paragraph" style:parent-style-name="Quotations" style:list-style-name="L13">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48" style:family="paragraph" style:parent-style-name="Quotations" style:list-style-name="L14">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49" style:family="paragraph" style:parent-style-name="Quotations">
      <loext:graphic-properties draw:fill="solid" draw:fill-color="#edf7fe" draw:opacity="100%"/>
      <style:paragraph-properties fo:margin-left="0in" fo:margin-right="0in" fo:margin-top="0in" fo:margin-bottom="0in" loext:contextual-spacing="true" fo:line-height="150%" fo:orphans="2" fo:widows="2" fo:text-indent="0in" style:auto-text-indent="false" fo:background-color="#edf7fe" fo:padding-left="0.1874in" fo:padding-right="0in" fo:padding-top="0in" fo:padding-bottom="0in" fo:border-left="3.6pt solid #bde2fb" fo:border-right="none" fo:border-top="none" fo:border-bottom="none" style:writing-mode="page"/>
    </style:style>
    <style:style style:name="P50" style:family="paragraph" style:parent-style-name="List_20_Heading" style:list-style-name="L18">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1" style:family="paragraph" style:parent-style-name="List_20_Heading">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2" style:family="paragraph" style:parent-style-name="List_20_Heading" style:list-style-name="L22">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3" style:family="paragraph" style:parent-style-name="List_20_Heading" style:list-style-name="L23">
      <loext:graphic-properties draw:fill="solid" draw:fill-color="#073642" draw:opacity="100%"/>
      <style:paragraph-properties fo:margin-left="0in" fo:margin-right="0in" fo:margin-top="0in" fo:margin-bottom="0in" loext:contextual-spacing="true" fo:line-height="142%" fo:text-align="center" style:justify-single-word="false" fo:orphans="2" fo:widows="2" fo:text-indent="0in" style:auto-text-indent="false" fo:background-color="#073642" style:writing-mode="page"/>
      <style:text-properties fo:font-variant="normal" fo:text-transform="none" fo:color="#93a1a1" style:font-name="Monaco" fo:font-size="14.3999996185303pt" fo:letter-spacing="normal" fo:font-style="normal" fo:font-weight="bold"/>
    </style:style>
    <style:style style:name="P54" style:family="paragraph" style:parent-style-name="Contents_20_2">
      <style:paragraph-properties>
        <style:tab-stops>
          <style:tab-stop style:position="7.8035in" style:type="right" style:leader-style="dotted" style:leader-text="."/>
        </style:tab-stops>
      </style:paragraph-properties>
    </style:style>
    <style:style style:name="P55" style:family="paragraph" style:parent-style-name="Heading_20_3">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00" style:font-name="Lato" fo:letter-spacing="normal" fo:font-style="normal" fo:font-weight="normal"/>
    </style:style>
    <style:style style:name="P56" style:family="paragraph" style:parent-style-name="Heading_20_3">
      <style:paragraph-properties fo:break-before="page"/>
    </style:style>
    <style:style style:name="P57" style:family="paragraph" style:parent-style-name="Contents_20_3">
      <style:paragraph-properties>
        <style:tab-stops>
          <style:tab-stop style:position="7.6071in" style:type="right" style:leader-style="dotted" style:leader-text="."/>
        </style:tab-stops>
      </style:paragraph-properties>
    </style:style>
    <style:style style:name="P58" style:family="paragraph" style:parent-style-name="Title">
      <style:text-properties officeooo:rsid="001315b3" officeooo:paragraph-rsid="001315b3"/>
    </style:style>
    <style:style style:name="T1" style:family="text">
      <style:text-properties style:font-name="Helvetica" fo:font-style="normal" fo:font-weight="normal"/>
    </style:style>
    <style:style style:name="T2" style:family="text">
      <style:text-properties fo:color="#333333" style:font-name="Monaco" fo:font-size="10.8000001907349pt" fo:background-color="transparent" loext:char-shading-value="0" loext:padding="0in" loext:border="none"/>
    </style:style>
    <style:style style:name="T3" style:family="text">
      <style:text-properties fo:font-variant="normal" fo:text-transform="none" fo:color="#333333" style:font-name="Helvetica" fo:font-size="12.6000003814697pt" fo:letter-spacing="normal" fo:font-style="normal" fo:font-weight="bold"/>
    </style:style>
    <style:style style:name="T4" style:family="text">
      <style:text-properties fo:font-variant="normal" fo:text-transform="none" fo:color="#333333" style:font-name="Helvetica" fo:font-size="12.6000003814697pt" fo:letter-spacing="normal" fo:font-style="normal" fo:font-weight="normal"/>
    </style:style>
    <style:style style:name="T5" style:family="text">
      <style:text-properties fo:font-variant="normal" fo:text-transform="none" fo:color="#333333" style:font-name="Helvetica" fo:letter-spacing="normal" fo:font-style="normal" fo:font-weight="normal"/>
    </style:style>
    <style:style style:name="T6" style:family="text">
      <style:text-properties fo:font-variant="normal" fo:text-transform="none" fo:color="#333333" style:font-name="Monaco" fo:font-size="10.8000001907349pt" fo:letter-spacing="normal" fo:font-style="normal" fo:font-weight="normal" fo:background-color="transparent" loext:char-shading-value="0" loext:padding="0in" loext:border="none"/>
    </style:style>
    <style:style style:name="T7" style:family="text">
      <style:text-properties fo:font-variant="normal" fo:text-transform="none" fo:color="#0089bc" style:text-line-through-style="none" style:text-line-through-type="none" style:font-name="Helvetica" fo:font-size="12.6000003814697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89bc" style:text-line-through-style="none" style:text-line-through-type="none" style:font-name="Helvetica"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747474" style:font-name="Helvetica" fo:font-size="12.6000003814697pt" fo:letter-spacing="normal" fo:font-style="normal" fo:font-weight="bold"/>
    </style:style>
    <style:style style:name="T10" style:family="text">
      <style:text-properties fo:font-variant="normal" fo:text-transform="none" fo:color="#747474" style:font-name="Helvetica" fo:font-size="12.6000003814697pt" fo:letter-spacing="normal" fo:font-style="normal" fo:font-weight="normal"/>
    </style:style>
    <style:style style:name="T11" style:family="text">
      <style:text-properties fo:font-variant="normal" fo:text-transform="none" fo:color="#555555" style:font-name="Monaco" fo:font-size="10.8000001907349pt" fo:letter-spacing="normal" fo:font-style="normal" fo:font-weight="normal" fo:background-color="#ebeff0" loext:char-shading-value="0" loext:padding="0in" loext:border="none"/>
    </style:style>
    <style:style style:name="T12" style:family="text">
      <style:text-properties fo:color="#228b22" style:font-name="Monaco" fo:font-size="10.8000001907349pt" fo:background-color="transparent" loext:char-shading-value="0" loext:padding="0in" loext:border="none"/>
    </style:style>
    <style:style style:name="T13" style:family="text">
      <style:text-properties fo:color="#658b00" style:font-name="Monaco" fo:font-size="10.8000001907349pt" fo:background-color="transparent" loext:char-shading-value="0" loext:padding="0in" loext:border="none"/>
    </style:style>
    <style:style style:name="T14" style:family="text">
      <style:text-properties fo:color="#a61717" style:font-name="Monaco" fo:font-size="10.8000001907349pt" fo:background-color="#e3d2d2" loext:char-shading-value="0" loext:padding="0in" loext:border="none"/>
    </style:style>
    <style:style style:name="T15" style:family="text">
      <style:text-properties fo:color="#b452cd" style:font-name="Monaco" fo:font-size="10.8000001907349pt" fo:background-color="transparent" loext:char-shading-value="0" loext:padding="0in" loext:border="none"/>
    </style:style>
    <style:style style:name="T16" style:family="text">
      <style:text-properties fo:color="#00688b" style:font-name="Monaco" fo:font-size="10.8000001907349pt" fo:background-color="transparent" loext:char-shading-value="0" loext:padding="0in" loext:border="none"/>
    </style:style>
    <style:style style:name="T17" style:family="text">
      <style:text-properties fo:color="#cd5555" style:font-name="Monaco" fo:font-size="10.8000001907349pt" fo:background-color="transparent" loext:char-shading-value="0" loext:padding="0in" loext:border="none"/>
    </style:style>
    <style:style style:name="T18" style:family="text">
      <style:text-properties fo:color="#cb6c20" style:font-name="Monaco" fo:font-size="10.8000001907349pt" fo:background-color="transparent" loext:char-shading-value="0" loext:padding="0in" loext:border="none"/>
    </style:style>
    <style:style style:name="Sect1" style:family="section">
      <style:section-properties fo:background-color="#5f9f7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FAIL2B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4"><text:a xlink:type="simple" xlink:href="#__RefHeading___Toc140_1248859417" text:style-name="Index_20_Link" text:visited-style-name="Index_20_Link">Install Fail2ban<text:tab/>2</text:a></text:p>
          <text:p text:style-name="P57"><text:a xlink:type="simple" xlink:href="#__RefHeading___Toc142_1248859417" text:style-name="Index_20_Link" text:visited-style-name="Index_20_Link">CentOS 7<text:tab/>2</text:a></text:p>
          <text:p text:style-name="P57"><text:a xlink:type="simple" xlink:href="#__RefHeading___Toc144_1248859417" text:style-name="Index_20_Link" text:visited-style-name="Index_20_Link">Debian<text:tab/>2</text:a></text:p>
          <text:p text:style-name="P57"><text:a xlink:type="simple" xlink:href="#__RefHeading___Toc146_1248859417" text:style-name="Index_20_Link" text:visited-style-name="Index_20_Link">Fedora<text:tab/>3</text:a></text:p>
          <text:p text:style-name="P57"><text:a xlink:type="simple" xlink:href="#__RefHeading___Toc148_1248859417" text:style-name="Index_20_Link" text:visited-style-name="Index_20_Link">Ubuntu<text:tab/>3</text:a></text:p>
          <text:p text:style-name="P54"><text:a xlink:type="simple" xlink:href="#__RefHeading___Toc150_1248859417" text:style-name="Index_20_Link" text:visited-style-name="Index_20_Link">Configure Fail2ban<text:tab/>4</text:a></text:p>
          <text:p text:style-name="P57"><text:a xlink:type="simple" xlink:href="#__RefHeading___Toc152_1248859417" text:style-name="Index_20_Link" text:visited-style-name="Index_20_Link">Configure fail2ban.local<text:tab/>4</text:a></text:p>
          <text:p text:style-name="P54"><text:a xlink:type="simple" xlink:href="#__RefHeading___Toc154_1248859417" text:style-name="Index_20_Link" text:visited-style-name="Index_20_Link">Configure jail.local Settings<text:tab/>4</text:a></text:p>
          <text:p text:style-name="P57"><text:a xlink:type="simple" xlink:href="#__RefHeading___Toc156_1248859417" text:style-name="Index_20_Link" text:visited-style-name="Index_20_Link">Whitelist IP<text:tab/>5</text:a></text:p>
          <text:p text:style-name="P57"><text:a xlink:type="simple" xlink:href="#__RefHeading___Toc158_1248859417" text:style-name="Index_20_Link" text:visited-style-name="Index_20_Link">Ban Time and Retry Amount<text:tab/>5</text:a></text:p>
          <text:p text:style-name="P57"><text:a xlink:type="simple" xlink:href="#__RefHeading___Toc160_1248859417" text:style-name="Index_20_Link" text:visited-style-name="Index_20_Link">Email Alerts<text:tab/>6</text:a></text:p>
          <text:p text:style-name="P57"><text:a xlink:type="simple" xlink:href="#__RefHeading___Toc162_1248859417" text:style-name="Index_20_Link" text:visited-style-name="Index_20_Link">Other Jail Configuration<text:tab/>6</text:a></text:p>
          <text:p text:style-name="P54"><text:a xlink:type="simple" xlink:href="#__RefHeading___Toc164_1248859417" text:style-name="Index_20_Link" text:visited-style-name="Index_20_Link">Failregexs<text:tab/>7</text:a></text:p>
          <text:p text:style-name="P57"><text:a xlink:type="simple" xlink:href="#__RefHeading___Toc166_1248859417" text:style-name="Index_20_Link" text:visited-style-name="Index_20_Link">Write a Regex for Fail2ban<text:tab/>7</text:a></text:p>
          <text:p text:style-name="P57"><text:a xlink:type="simple" xlink:href="#__RefHeading___Toc276_1248859417" text:style-name="Index_20_Link" text:visited-style-name="Index_20_Link">Apply the Failregex<text:tab/>8</text:a></text:p>
          <text:p text:style-name="P54"><text:a xlink:type="simple" xlink:href="#__RefHeading___Toc170_1248859417" text:style-name="Index_20_Link" text:visited-style-name="Index_20_Link">Use the Fail2ban Client<text:tab/>9</text:a></text:p>
          <text:p text:style-name="P54"><text:a xlink:type="simple" xlink:href="#__RefHeading___Toc811_1248859417" text:style-name="Index_20_Link" text:visited-style-name="Index_20_Link">Config Examples :<text:tab/>10</text:a></text:p>
          <text:p text:style-name="P57"><text:a xlink:type="simple" xlink:href="#__RefHeading___Toc813_1248859417" text:style-name="Index_20_Link" text:visited-style-name="Index_20_Link">SSH<text:tab/>10</text:a></text:p>
          <text:p text:style-name="P57"><text:a xlink:type="simple" xlink:href="#__RefHeading___Toc815_1248859417" text:style-name="Index_20_Link" text:visited-style-name="Index_20_Link">Webmin<text:tab/>11</text:a></text:p>
          <text:p text:style-name="P54"><text:a xlink:type="simple" xlink:href="#__RefHeading___Toc817_1248859417" text:style-name="Index_20_Link" text:visited-style-name="Index_20_Link">Test de la configuration<text:tab/>11</text:a></text:p>
          <text:p text:style-name="P54"><text:a xlink:type="simple" xlink:href="#__RefHeading___Toc819_1248859417" text:style-name="Index_20_Link" text:visited-style-name="Index_20_Link">Dé-bannir une IP bannie<text:tab/>12</text:a></text:p>
          <text:p text:style-name="P57"><text:a xlink:type="simple" xlink:href="#__RefHeading___Toc821_1248859417" text:style-name="Index_20_Link" text:visited-style-name="Index_20_Link">Creation d'une Jail Personalisee<text:tab/>13</text:a></text:p>
          <text:p text:style-name="P57"><text:a xlink:type="simple" xlink:href="#__RefHeading___Toc823_1248859417" text:style-name="Index_20_Link" text:visited-style-name="Index_20_Link">Apache :<text:tab/>14</text:a></text:p>
          <text:p text:style-name="P57"><text:a xlink:type="simple" xlink:href="#__RefHeading___Toc825_1248859417" text:style-name="Index_20_Link" text:visited-style-name="Index_20_Link">PROFTPD :<text:tab/>15</text:a></text:p>
          <text:p text:style-name="P57"><text:a xlink:type="simple" xlink:href="#__RefHeading___Toc827_1248859417" text:style-name="Index_20_Link" text:visited-style-name="Index_20_Link">ufw-ssh.conf :<text:tab/>15</text:a></text:p>
          <text:p text:style-name="P57"><text:a xlink:type="simple" xlink:href="#__RefHeading___Toc829_1248859417" text:style-name="Index_20_Link" text:visited-style-name="Index_20_Link">ufw-apache.conf :<text:tab/>15</text:a></text:p>
          <text:p text:style-name="P57"><text:a xlink:type="simple" xlink:href="#__RefHeading___Toc831_1248859417" text:style-name="Index_20_Link" text:visited-style-name="Index_20_Link">ufw-proftpd.conf :<text:tab/>16</text:a></text:p>
        </text:index-body>
      </text:table-of-content>
      <text:p text:style-name="P16"/>
      <text:p text:style-name="P42">Fail2ban is a log-parsing application that monitors system logs for symptoms of an automated attack on your Linode. When an attempted compromise is located, using the defined parameters, Fail2ban will add a new rule to iptables to block the IP address of the attacker, either for a set amount of time or permanently. Fail2ban can also alert you through email that an attack is occurring.</text:p>
      <text:p text:style-name="P29"><text:span text:style-name="T1">Fail2ban is primarily focused on SSH attacks, although it can be further configured to work for any service that uses log files and can be subject to a compromise.</text:span></text:p>
      <text:p text:style-name="P45"><text:span text:style-name="Strong_20_Emphasis"><text:span text:style-name="T9">Caution</text:span></text:span></text:p>
      <text:p text:style-name="P46">Fail2ban is intended to be used in conjunction with an already-hardened server and should not be used as a replacement for secure firewall rules.</text:p>
      <text:h text:style-name="Heading_20_2" text:outline-level="2"><text:bookmark text:name="install-fail2ban"/><text:bookmark-start text:name="__RefHeading___Toc140_1248859417"/>Install Fail2ban<text:bookmark-end text:name="__RefHeading___Toc140_1248859417"/></text:h>
      <text:p text:style-name="P31"><text:span text:style-name="T5">Follow the </text:span><text:a xlink:type="simple" xlink:href="https://www.linode.com/docs/getting-started" text:style-name="Internet_20_link" text:visited-style-name="Visited_20_Internet_20_Link"><text:span text:style-name="T8">Getting Started</text:span></text:a><text:span text:style-name="T5"> guide to configure your basic server. You may also want to review the </text:span><text:a xlink:type="simple" xlink:href="https://www.linode.com/docs/security/securing-your-server" text:style-name="Internet_20_link" text:visited-style-name="Visited_20_Internet_20_Link"><text:span text:style-name="T8">Securing Your Server</text:span></text:a><text:span text:style-name="T5"> guide before beginning.</text:span></text:p>
      <text:h text:style-name="P55" text:outline-level="3"><text:bookmark text:name="centos-7"/><text:bookmark-start text:name="__RefHeading___Toc142_1248859417"/>CentOS 7<text:bookmark-end text:name="__RefHeading___Toc142_1248859417"/></text:h>
      <text:list xml:id="list4169967268" text:style-name="L13">
        <text:list-item>
          <text:p text:style-name="P23">Ensure your system is up to date and install the EPEL repository:</text:p>
          <text:p text:style-name="P2"><text:span text:style-name="Source_20_Text"><text:span text:style-name="T6">yum update &amp;&amp; yum install epel-release</text:span></text:span></text:p>
        </text:list-item>
        <text:list-item>
          <text:p text:style-name="P23">Install Fail2Ban:</text:p>
          <text:p text:style-name="P2"><text:span text:style-name="Source_20_Text"><text:span text:style-name="T6">yum install fail2ban</text:span></text:span></text:p>
        </text:list-item>
        <text:list-item>
          <text:p text:style-name="P23">Install Sendmail if you additionally would like email support. Sendmail is not required to use Fail2Ban.:</text:p>
          <text:p text:style-name="P2"><text:span text:style-name="Source_20_Text"><text:span text:style-name="T6">yum install sendmail</text:span></text:span></text:p>
        </text:list-item>
        <text:list-item>
          <text:p text:style-name="P23">Start and enable Fail2ban and, if needed, Sendmail:</text:p>
          <text:p text:style-name="P2"><text:span text:style-name="Source_20_Text"><text:span text:style-name="T6">systemctl start fail2ban</text:span></text:span></text:p>
          <text:p text:style-name="P2"><text:span text:style-name="Source_20_Text"><text:span text:style-name="T6">systemctl enable fail2ban</text:span></text:span></text:p>
          <text:p text:style-name="P2"><text:span text:style-name="Source_20_Text"><text:span text:style-name="T6">systemctl start sendmail</text:span></text:span></text:p>
          <text:p text:style-name="P2"><text:span text:style-name="Source_20_Text"><text:span text:style-name="T6">systemctl enable sendmail</text:span></text:span></text:p>
          <text:p text:style-name="P47"><text:span text:style-name="Strong_20_Emphasis"><text:span text:style-name="T9">Note</text:span></text:span></text:p>
          <text:p text:style-name="P47"><text:span text:style-name="T10">Should you encounter the error that there is “</text:span><text:span text:style-name="Emphasis"><text:span text:style-name="T10">no directory /var/run/fail2ban to contain the socket file /var/run/fail2ban/fail2ban.sock</text:span></text:span><text:span text:style-name="T10">”, create the directory manually:</text:span></text:p>
          <text:p text:style-name="P13"><text:span text:style-name="Source_20_Text"><text:span text:style-name="T6">mkdir /var/run/fail2ban</text:span></text:span></text:p>
        </text:list-item>
      </text:list>
      <text:p text:style-name="P15"><text:span text:style-name="Source_20_Text"><text:span text:style-name="T6"/></text:span></text:p>
      <text:p text:style-name="P15"><text:span text:style-name="Source_20_Text"><text:span text:style-name="T6"/></text:span></text:p>
      <text:h text:style-name="P55" text:outline-level="3"><text:bookmark text:name="debian"/><text:bookmark-start text:name="__RefHeading___Toc144_1248859417"/>Debian<text:bookmark-end text:name="__RefHeading___Toc144_1248859417"/></text:h>
      <text:list xml:id="list1660685408" text:style-name="L14">
        <text:list-item>
          <text:p text:style-name="P24">Ensure your system is up to date:</text:p>
          <text:p text:style-name="P3"><text:soft-page-break/><text:span text:style-name="Source_20_Text"><text:span text:style-name="T6">apt-get update &amp;&amp; apt-get upgrade -y</text:span></text:span></text:p>
        </text:list-item>
        <text:list-item>
          <text:p text:style-name="P24">Install Fail2ban:</text:p>
          <text:p text:style-name="P3"><text:span text:style-name="Source_20_Text"><text:span text:style-name="T6">apt-get install fail2ban</text:span></text:span></text:p>
          <text:p text:style-name="P24">The service will automatically start.</text:p>
        </text:list-item>
        <text:list-item>
          <text:p text:style-name="P24">(Optional) If you would like email support, install Sendmail:</text:p>
          <text:p text:style-name="P3"><text:span text:style-name="Source_20_Text"><text:span text:style-name="T6">apt-get install sendmail-bin sendmail</text:span></text:span></text:p>
          <text:p text:style-name="P48"><text:span text:style-name="Strong_20_Emphasis"><text:span text:style-name="T9">Note</text:span></text:span></text:p>
          <text:p text:style-name="P48"><text:span text:style-name="T10">The current version of Sendmail in Debian Jessie has an </text:span><text:a xlink:type="simple" xlink:href="https://bugs.debian.org/cgi-bin/bugreport.cgi?bug=293017" text:style-name="Internet_20_link" text:visited-style-name="Visited_20_Internet_20_Link"><text:span text:style-name="T7">upstream bug</text:span></text:a><text:span text:style-name="T10"> which causes the following errors when installing </text:span><text:span text:style-name="Source_20_Text"><text:span text:style-name="T11">sendmail-bin</text:span></text:span><text:span text:style-name="T10">. The installation will hang for a minute, but then complete.</text:span></text:p>
          <text:p text:style-name="P14"><text:span text:style-name="Source_20_Text"><text:span text:style-name="T6">Creating /etc/mail/sendmail.cf...</text:span></text:span></text:p>
          <text:p text:style-name="P14"><text:span text:style-name="Source_20_Text"><text:span text:style-name="T6">ERROR: FEATURE() should be before MAILER() MAILER('local') must appear after FEATURE('always_add_domain')</text:span></text:span></text:p>
          <text:p text:style-name="P14"><text:span text:style-name="Source_20_Text"><text:span text:style-name="T6">ERROR: FEATURE() should be before MAILER() MAILER('local') must appear after FEATURE('allmasquerade')</text:span></text:span></text:p>
        </text:list-item>
      </text:list>
      <text:h text:style-name="P55" text:outline-level="3"/>
      <text:p text:style-name="P30"/>
      <text:h text:style-name="P55" text:outline-level="3"><text:bookmark text:name="fedora"/><text:bookmark-start text:name="__RefHeading___Toc146_1248859417"/>Fedora<text:bookmark-end text:name="__RefHeading___Toc146_1248859417"/></text:h>
      <text:list xml:id="list2573087820" text:style-name="L15">
        <text:list-item>
          <text:p text:style-name="P25">Update your system:</text:p>
          <text:p text:style-name="P4"><text:span text:style-name="Source_20_Text"><text:span text:style-name="T6">dnf update</text:span></text:span></text:p>
        </text:list-item>
        <text:list-item>
          <text:p text:style-name="P25">Install Fail2ban:</text:p>
          <text:p text:style-name="P4"><text:span text:style-name="Source_20_Text"><text:span text:style-name="T6">dnf install fail2ban</text:span></text:span></text:p>
        </text:list-item>
        <text:list-item>
          <text:p text:style-name="P25">(Optional) If you would like email support, install Sendmail:</text:p>
          <text:p text:style-name="P4"><text:span text:style-name="Source_20_Text"><text:span text:style-name="T6">dnf install sendmail</text:span></text:span></text:p>
        </text:list-item>
        <text:list-item>
          <text:p text:style-name="P25">Start and enable Fail2ban and, if needed, Sendmail:</text:p>
          <text:p text:style-name="P4"><text:span text:style-name="Source_20_Text"><text:span text:style-name="T6">systemctl start fail2ban</text:span></text:span></text:p>
          <text:p text:style-name="P4"><text:span text:style-name="Source_20_Text"><text:span text:style-name="T6">systemctl enable fail2ban</text:span></text:span></text:p>
          <text:p text:style-name="P4"><text:span text:style-name="Source_20_Text"><text:span text:style-name="T6">systemctl start sendmail</text:span></text:span></text:p>
          <text:p text:style-name="P4"><text:span text:style-name="Source_20_Text"><text:span text:style-name="T6">systemctl enable sendmail</text:span></text:span></text:p>
        </text:list-item>
      </text:list>
      <text:h text:style-name="P55" text:outline-level="3"><text:bookmark text:name="ubuntu"/><text:bookmark-start text:name="__RefHeading___Toc148_1248859417"/>Ubuntu<text:bookmark-end text:name="__RefHeading___Toc148_1248859417"/></text:h>
      <text:list xml:id="list746208493" text:style-name="L16">
        <text:list-item>
          <text:p text:style-name="P26">Ensure your system is up to date:</text:p>
          <text:p text:style-name="P5"><text:soft-page-break/><text:span text:style-name="Source_20_Text"><text:span text:style-name="T6">apt-get update &amp;&amp; apt-get upgrade -y</text:span></text:span></text:p>
        </text:list-item>
        <text:list-item>
          <text:p text:style-name="P26">Install Fail2ban:</text:p>
          <text:p text:style-name="P5"><text:span text:style-name="Source_20_Text"><text:span text:style-name="T6">apt-get install fail2ban</text:span></text:span></text:p>
          <text:p text:style-name="P26">The service will automatically start.</text:p>
        </text:list-item>
        <text:list-item>
          <text:p text:style-name="P26">(Optional) If you would like email support, install Sendmail:</text:p>
          <text:p text:style-name="P5"><text:span text:style-name="Source_20_Text"><text:span text:style-name="T6">apt-get install sendmail</text:span></text:span></text:p>
        </text:list-item>
        <text:list-item>
          <text:p text:style-name="P26">Allow SSH access through UFW and then enable the firewall:</text:p>
          <text:p text:style-name="P5"><text:span text:style-name="Source_20_Text"><text:span text:style-name="T6">ufw allow ssh</text:span></text:span></text:p>
          <text:p text:style-name="P5"><text:span text:style-name="Source_20_Text"><text:span text:style-name="T6">ufw enable</text:span></text:span></text:p>
        </text:list-item>
      </text:list>
      <text:h text:style-name="P44" text:outline-level="2"><text:bookmark text:name="configure-fail2ban"/><text:bookmark-start text:name="__RefHeading___Toc150_1248859417"/>Configure Fail2ban<text:bookmark-end text:name="__RefHeading___Toc150_1248859417"/></text:h>
      <text:p text:style-name="P31"><text:span text:style-name="T5">Fail2ban reads </text:span><text:span text:style-name="Source_20_Text"><text:span text:style-name="T11">.conf</text:span></text:span><text:span text:style-name="T5"> configuration files first, then </text:span><text:span text:style-name="Source_20_Text"><text:span text:style-name="T11">.local</text:span></text:span><text:span text:style-name="T5"> files override any settings. Because of this, all changes to the configuration are generally done in </text:span><text:span text:style-name="Source_20_Text"><text:span text:style-name="T11">.local</text:span></text:span><text:span text:style-name="T5"> files, leaving the </text:span><text:span text:style-name="Source_20_Text"><text:span text:style-name="T11">.conf</text:span></text:span><text:span text:style-name="T5"> files untouched.</text:span></text:p>
      <text:h text:style-name="P55" text:outline-level="3"><text:bookmark text:name="configure-fail2ban-local"/><text:bookmark-start text:name="__RefHeading___Toc152_1248859417"/>Configure fail2ban.local<text:bookmark-end text:name="__RefHeading___Toc152_1248859417"/></text:h>
      <text:list xml:id="list3900966663" text:style-name="L17">
        <text:list-item>
          <text:p text:style-name="P32"><text:span text:style-name="Source_20_Text"><text:span text:style-name="T11">fail2ban.conf</text:span></text:span><text:span text:style-name="T4"> contains the default configuration profile. The default settings will give you a reasonable working setup. If you want to make any changes, it’s best to do it in a separate file, </text:span><text:span text:style-name="Source_20_Text"><text:span text:style-name="T11">fail2ban.local</text:span></text:span><text:span text:style-name="T4">, which overrides </text:span><text:span text:style-name="Source_20_Text"><text:span text:style-name="T11">fail2ban.conf</text:span></text:span><text:span text:style-name="T4">. Rename a copy </text:span><text:span text:style-name="Source_20_Text"><text:span text:style-name="T11">fail2ban.conf</text:span></text:span><text:span text:style-name="T4"> to </text:span><text:span text:style-name="Source_20_Text"><text:span text:style-name="T11">fail2ban.local</text:span></text:span><text:span text:style-name="T4">.</text:span></text:p>
          <text:p text:style-name="P6"><text:span text:style-name="Source_20_Text"><text:span text:style-name="T6">cp /etc/fail2ban/fail2ban.conf /etc/fail2ban/fail2ban.local</text:span></text:span></text:p>
        </text:list-item>
        <text:list-item>
          <text:p text:style-name="P32"><text:span text:style-name="T4">From here, you can opt to edit the definitions in </text:span><text:span text:style-name="Source_20_Text"><text:span text:style-name="T11">fail2ban.local</text:span></text:span><text:span text:style-name="T4"> to match your desired configuration. The values that can be changed are:</text:span></text:p>
          <text:list>
            <text:list-item>
              <text:p text:style-name="P39"><text:span text:style-name="Source_20_Text"><text:span text:style-name="T11">loglevel</text:span></text:span><text:span text:style-name="T4">: The level of detail that Fail2ban’s logs provide can be set to 1 (error), 2 (warn), 3 (info), or 4 (debug).</text:span></text:p>
            </text:list-item>
            <text:list-item>
              <text:p text:style-name="P39"><text:span text:style-name="Source_20_Text"><text:span text:style-name="T11">logtarget</text:span></text:span><text:span text:style-name="T4">: Logs actions into a specific file. The default value of </text:span><text:span text:style-name="Source_20_Text"><text:span text:style-name="T11">/var/log/fail2ban.log</text:span></text:span><text:span text:style-name="T4"> puts all logging into the defined file. Alternately, you can change the value to:</text:span></text:p>
              <text:list>
                <text:list-item>
                  <text:p text:style-name="P39"><text:span text:style-name="Source_20_Text"><text:span text:style-name="T11">STDOUT</text:span></text:span><text:span text:style-name="T4">: output any data</text:span></text:p>
                </text:list-item>
                <text:list-item>
                  <text:p text:style-name="P39"><text:span text:style-name="Source_20_Text"><text:span text:style-name="T11">STDERR</text:span></text:span><text:span text:style-name="T4">: output any errors</text:span></text:p>
                </text:list-item>
                <text:list-item>
                  <text:p text:style-name="P39"><text:span text:style-name="Source_20_Text"><text:span text:style-name="T11">SYSLOG</text:span></text:span><text:span text:style-name="T4">: message-based logging</text:span></text:p>
                </text:list-item>
                <text:list-item>
                  <text:p text:style-name="P39"><text:span text:style-name="Source_20_Text"><text:span text:style-name="T11">FILE</text:span></text:span><text:span text:style-name="T4">: output to a file</text:span></text:p>
                </text:list-item>
              </text:list>
            </text:list-item>
            <text:list-item>
              <text:p text:style-name="P39"><text:span text:style-name="Source_20_Text"><text:span text:style-name="T11">socket</text:span></text:span><text:span text:style-name="T4">: The location of the socket file.</text:span></text:p>
            </text:list-item>
            <text:list-item>
              <text:p text:style-name="P39"><text:span text:style-name="Source_20_Text"><text:span text:style-name="T11">pidfile</text:span></text:span><text:span text:style-name="T4">: The location of the PID file.</text:span></text:p>
            </text:list-item>
          </text:list>
        </text:list-item>
      </text:list>
      <text:h text:style-name="P44" text:outline-level="2"><text:bookmark text:name="configure-jail-local-settings"/><text:bookmark-start text:name="__RefHeading___Toc154_1248859417"/>Configure jail.local Settings<text:bookmark-end text:name="__RefHeading___Toc154_1248859417"/></text:h>
      <text:list xml:id="list2893530847" text:style-name="L18">
        <text:list-item>
          <text:p text:style-name="P33"><text:span text:style-name="T4">The </text:span><text:span text:style-name="Source_20_Text"><text:span text:style-name="T11">jail.conf</text:span></text:span><text:span text:style-name="T4"> file will enable Fail2ban for SSH by default for Debian and Ubuntu, but not CentOS. All other protocols and configurations (HTTP, FTP, etc.) are commented out. If you want to change this, create a </text:span><text:span text:style-name="Source_20_Text"><text:span text:style-name="T11">jail.local</text:span></text:span><text:span text:style-name="T4"> for editing:</text:span></text:p>
          <text:p text:style-name="P7"><text:span text:style-name="Source_20_Text"><text:span text:style-name="T6">cp /etc/fail2ban/jail.conf /etc/fail2ban/jail.local</text:span></text:span></text:p>
        </text:list-item>
        <text:list-item>
          <text:p text:style-name="P33"><text:soft-page-break/><text:span text:style-name="Strong_20_Emphasis"><text:span text:style-name="T3">If using CentOS or Fedora</text:span></text:span><text:span text:style-name="T4"> you will need to change the </text:span><text:span text:style-name="Source_20_Text"><text:span text:style-name="T11">backend</text:span></text:span><text:span text:style-name="T4"> option in </text:span><text:span text:style-name="Source_20_Text"><text:span text:style-name="T11">jail.local</text:span></text:span><text:span text:style-name="T4"> from </text:span><text:span text:style-name="Emphasis"><text:span text:style-name="T4">auto</text:span></text:span><text:span text:style-name="T4"> to </text:span><text:span text:style-name="Emphasis"><text:span text:style-name="T4">systemd</text:span></text:span><text:span text:style-name="T4">. This is not necessary on Debian 8 or Ubuntu 16.04, even though both use systemd as well.</text:span></text:p>
          <text:p text:style-name="P50">/etc/fail2ban/jail.local</text:p>
        </text:list-item>
      </text:list>
      <table:table table:name="Table1" table:style-name="Table1">
        <table:table-column table:style-name="Table1.A"/>
        <table:table-column table:style-name="Table1.B"/>
        <table:table-row>
          <table:table-cell table:style-name="Table1.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1.A1" office:value-type="string">
            <text:p text:style-name="P11"><text:span text:style-name="Source_20_Text"><text:span text:style-name="T12"># "backend" specifies the backend used to get files modification.</text:span></text:span></text:p>
            <text:p text:style-name="P11"><text:span text:style-name="Source_20_Text"><text:span text:style-name="T12"># Available options are "pyinotify", "gamin", "polling", "systemd" and "auto".</text:span></text:span></text:p>
            <text:p text:style-name="P11"><text:span text:style-name="Source_20_Text"><text:span text:style-name="T12"># This option can be overridden in each jail as well.</text:span></text:span></text:p>
            <text:p text:style-name="P11"/>
            <text:p text:style-name="P11"><text:span text:style-name="Source_20_Text"><text:span text:style-name="T2">. . .</text:span></text:span></text:p>
            <text:p text:style-name="P11"/>
            <text:p text:style-name="P11"><text:span text:style-name="Source_20_Text"><text:span text:style-name="T13">backend</text:span></text:span><text:span text:style-name="Source_20_Text"><text:span text:style-name="T2"> = systemd</text:span></text:span></text:p>
          </table:table-cell>
        </table:table-row>
      </table:table>
      <text:list xml:id="list111120788558597" text:continue-numbering="true" text:style-name="L18">
        <text:list-header>
          <text:p text:style-name="P33"><text:span text:style-name="T4">No jails are enabled by default in CentOS 7. For example, to enable the SSH daemon jail, uncomment the following lines in </text:span><text:span text:style-name="Source_20_Text"><text:span text:style-name="T11">jail.local</text:span></text:span><text:span text:style-name="T4">:</text:span></text:p>
          <text:p text:style-name="P50">/etc/fail2ban/jail.local</text:p>
        </text:list-header>
      </text:list>
      <table:table table:name="Table2" table:style-name="Table2">
        <table:table-column table:style-name="Table2.A"/>
        <table:table-column table:style-name="Table2.B"/>
        <table:table-row>
          <table:table-cell table:style-name="Table2.A1" office:value-type="string">
            <text:p text:style-name="P11"><text:span text:style-name="Source_20_Text"><text:span text:style-name="T2">1</text:span></text:span></text:p>
            <text:p text:style-name="P11"><text:span text:style-name="Source_20_Text"><text:span text:style-name="T2">2</text:span></text:span></text:p>
          </table:table-cell>
          <table:table-cell table:style-name="Table2.A1" office:value-type="string">
            <text:p text:style-name="P11"><text:span text:style-name="Source_20_Text"><text:span text:style-name="T14">[sshd]</text:span></text:span></text:p>
            <text:p text:style-name="P11"><text:span text:style-name="Source_20_Text"><text:span text:style-name="T13">enabled</text:span></text:span><text:span text:style-name="Source_20_Text"><text:span text:style-name="T2"> = true</text:span></text:span></text:p>
          </table:table-cell>
        </table:table-row>
      </table:table>
      <text:h text:style-name="P55" text:outline-level="3"><text:bookmark text:name="whitelist-ip"/><text:bookmark-start text:name="__RefHeading___Toc156_1248859417"/>Whitelist IP<text:bookmark-end text:name="__RefHeading___Toc156_1248859417"/></text:h>
      <text:p text:style-name="P31"><text:span text:style-name="T5">To ignore specific IPs, add them to the </text:span><text:span text:style-name="Source_20_Text"><text:span text:style-name="T11">ignoreip</text:span></text:span><text:span text:style-name="T5"> line. By default, this command will not ban the localhost. If you work from a single IP address often, it may be beneficial to add it to the ignore list:</text:span></text:p>
      <text:p text:style-name="P51">/etc/fail2ban/jail.local</text:p>
      <table:table table:name="Table3" table:style-name="Table3">
        <table:table-column table:style-name="Table3.A"/>
        <table:table-column table:style-name="Table3.B"/>
        <table:table-row>
          <table:table-cell table:style-name="Table3.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able:table-cell>
          <table:table-cell table:style-name="Table3.A1" office:value-type="string">
            <text:p text:style-name="P11"><text:span text:style-name="Source_20_Text"><text:span text:style-name="T14">[DEFAULT]</text:span></text:span></text:p>
            <text:p text:style-name="P11"/>
            <text:p text:style-name="P11"><text:span text:style-name="Source_20_Text"><text:span text:style-name="T12"># "ignoreip" can be an IP address, a CIDR mask or a DNS host. Fail2ban will not</text:span></text:span></text:p>
            <text:p text:style-name="P11"><text:span text:style-name="Source_20_Text"><text:span text:style-name="T12"># ban a host which matches an address in this list. Several addresses can be</text:span></text:span></text:p>
            <text:p text:style-name="P11"><text:span text:style-name="Source_20_Text"><text:span text:style-name="T12"># defined using space separator.</text:span></text:span></text:p>
            <text:p text:style-name="P11"><text:span text:style-name="Source_20_Text"><text:span text:style-name="T13">ignoreip</text:span></text:span><text:span text:style-name="Source_20_Text"><text:span text:style-name="T2"> = </text:span></text:span><text:span text:style-name="Source_20_Text"><text:span text:style-name="T15">127.0.0.1/8</text:span></text:span><text:span text:style-name="Source_20_Text"><text:span text:style-name="T2"> </text:span></text:span><text:span text:style-name="Source_20_Text"><text:span text:style-name="T15">123.45.67.89</text:span></text:span></text:p>
          </table:table-cell>
        </table:table-row>
      </table:table>
      <text:p text:style-name="P31"><text:span text:style-name="T5">If you wish to whitelist IPs only for certain jails, this can be done with the </text:span><text:span text:style-name="Source_20_Text"><text:span text:style-name="T11">fail2ban-client</text:span></text:span><text:span text:style-name="T5"> command. Replace </text:span><text:span text:style-name="Source_20_Text"><text:span text:style-name="T11">JAIL</text:span></text:span><text:span text:style-name="T5"> with the name of your jail, and </text:span><text:span text:style-name="Source_20_Text"><text:span text:style-name="T11">123.45.67.89</text:span></text:span><text:span text:style-name="T5"> with the IP you wish to whitelist.</text:span></text:p>
      <text:p text:style-name="P8"><text:span text:style-name="Source_20_Text"><text:span text:style-name="T6">fail2ban-client set JAIL addignoreip 123.45.67.89</text:span></text:span></text:p>
      <text:h text:style-name="P55" text:outline-level="3"><text:bookmark text:name="ban-time-and-retry-amount"/><text:bookmark-start text:name="__RefHeading___Toc158_1248859417"/>Ban Time and Retry Amount<text:bookmark-end text:name="__RefHeading___Toc158_1248859417"/></text:h>
      <text:p text:style-name="P31"><text:span text:style-name="T5">Set </text:span><text:span text:style-name="Source_20_Text"><text:span text:style-name="T11">bantime</text:span></text:span><text:span text:style-name="T5">, </text:span><text:span text:style-name="Source_20_Text"><text:span text:style-name="T11">findtime</text:span></text:span><text:span text:style-name="T5">, and </text:span><text:span text:style-name="Source_20_Text"><text:span text:style-name="T11">maxretry</text:span></text:span><text:span text:style-name="T5"> to define the circumstances and the length of time of a ban:</text:span></text:p>
      <text:p text:style-name="P51">/etc/fail2ban/jail.local</text:p>
      <table:table table:name="Table4" table:style-name="Table4">
        <table:table-column table:style-name="Table4.A"/>
        <table:table-column table:style-name="Table4.B"/>
        <table:table-row>
          <table:table-cell table:style-name="Table4.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oft-page-break/><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4.A1" office:value-type="string">
            <text:p text:style-name="P11"><text:span text:style-name="Source_20_Text"><text:span text:style-name="T12"># "bantime" is the number of seconds that a host is banned.</text:span></text:span></text:p>
            <text:p text:style-name="P11"><text:span text:style-name="Source_20_Text"><text:span text:style-name="T13">bantime</text:span></text:span><text:span text:style-name="Source_20_Text"><text:span text:style-name="T2"> <text:s/>= </text:span></text:span><text:span text:style-name="Source_20_Text"><text:span text:style-name="T15">600</text:span></text:span></text:p>
            <text:p text:style-name="P11"/>
            <text:p text:style-name="P11"><text:span text:style-name="Source_20_Text"><text:span text:style-name="T12"># A host is banned if it has generated "maxretry" during the last "findtime"</text:span></text:span></text:p>
            <text:p text:style-name="P11"><text:soft-page-break/><text:span text:style-name="Source_20_Text"><text:span text:style-name="T12"># seconds.</text:span></text:span></text:p>
            <text:p text:style-name="P11"><text:span text:style-name="Source_20_Text"><text:span text:style-name="T13">findtime</text:span></text:span><text:span text:style-name="Source_20_Text"><text:span text:style-name="T2"> = </text:span></text:span><text:span text:style-name="Source_20_Text"><text:span text:style-name="T15">600</text:span></text:span></text:p>
            <text:p text:style-name="P11"><text:span text:style-name="Source_20_Text"><text:span text:style-name="T13">maxretry</text:span></text:span><text:span text:style-name="Source_20_Text"><text:span text:style-name="T2"> = </text:span></text:span><text:span text:style-name="Source_20_Text"><text:span text:style-name="T15">3</text:span></text:span></text:p>
          </table:table-cell>
        </table:table-row>
      </table:table>
      <text:list xml:id="list3889843166" text:style-name="L19">
        <text:list-item>
          <text:p text:style-name="P34"><text:span text:style-name="Source_20_Text"><text:span text:style-name="T11">bantime</text:span></text:span><text:span text:style-name="T4">: The length of time in seconds for which an IP is banned. If set to a negative number, the ban will be permanent. The default value of </text:span><text:span text:style-name="Source_20_Text"><text:span text:style-name="T11">600</text:span></text:span><text:span text:style-name="T4"> is set to ban an IP for a 10-minute duration.</text:span></text:p>
        </text:list-item>
        <text:list-item>
          <text:p text:style-name="P34"><text:span text:style-name="Source_20_Text"><text:span text:style-name="T11">findtime</text:span></text:span><text:span text:style-name="T4">: The length of time between login attempts before a ban is set. For example, if Fail2ban is set to ban an IP after five (5) failed log-in attempts, those 5 attempts must occur within the set 10-minute </text:span><text:span text:style-name="Source_20_Text"><text:span text:style-name="T11">findtime</text:span></text:span><text:span text:style-name="T4">limit. The </text:span><text:span text:style-name="Source_20_Text"><text:span text:style-name="T11">findtime</text:span></text:span><text:span text:style-name="T4"> value should be a set number of seconds.</text:span></text:p>
        </text:list-item>
        <text:list-item>
          <text:p text:style-name="P34"><text:span text:style-name="Source_20_Text"><text:span text:style-name="T11">maxretry</text:span></text:span><text:span text:style-name="T4">: How many attempts can be made to access the server from a single IP before a ban is imposed. The default is set to 3.</text:span></text:p>
        </text:list-item>
      </text:list>
      <text:h text:style-name="P55" text:outline-level="3"><text:bookmark text:name="email-alerts"/><text:bookmark-start text:name="__RefHeading___Toc160_1248859417"/>Email Alerts<text:bookmark-end text:name="__RefHeading___Toc160_1248859417"/></text:h>
      <text:p text:style-name="P22">To receive email when fail2ban is triggered, adjust the email settings:</text:p>
      <text:list xml:id="list622494305" text:style-name="L20">
        <text:list-item>
          <text:p text:style-name="P35"><text:span text:style-name="Source_20_Text"><text:span text:style-name="T11">destemail</text:span></text:span><text:span text:style-name="T4">: The email address where you would like to receive the emails.</text:span></text:p>
        </text:list-item>
        <text:list-item>
          <text:p text:style-name="P35"><text:span text:style-name="Source_20_Text"><text:span text:style-name="T11">sendername</text:span></text:span><text:span text:style-name="T4">: The name under which the email shows up.</text:span></text:p>
        </text:list-item>
        <text:list-item>
          <text:p text:style-name="P35"><text:span text:style-name="Source_20_Text"><text:span text:style-name="T11">sender</text:span></text:span><text:span text:style-name="T4">: The email address from which Fail2ban will send emails.</text:span></text:p>
        </text:list-item>
      </text:list>
      <text:p text:style-name="P49"><text:span text:style-name="Strong_20_Emphasis"><text:span text:style-name="T9">Note</text:span></text:span></text:p>
      <text:p text:style-name="P49"><text:span text:style-name="T10">If unsure of what to put under </text:span><text:span text:style-name="Source_20_Text"><text:span text:style-name="T11">sender</text:span></text:span><text:span text:style-name="T10">, run the command </text:span><text:span text:style-name="Source_20_Text"><text:span text:style-name="T11">sendmail -t user@email.com</text:span></text:span><text:span text:style-name="T10">, replacing </text:span><text:span text:style-name="Source_20_Text"><text:span text:style-name="T11">user@email.com</text:span></text:span><text:span text:style-name="T10"> with your email address. Check your email (including spam folders, if needed) and review the sender email. This address can be used for the above configuration.</text:span></text:p>
      <text:p text:style-name="P31"><text:span text:style-name="T5">You will also need to adjust the </text:span><text:span text:style-name="Source_20_Text"><text:span text:style-name="T11">action</text:span></text:span><text:span text:style-name="T5"> setting, which defines what actions occur when the threshold for ban is met. The default, </text:span><text:span text:style-name="Source_20_Text"><text:span text:style-name="T11">%(action_)s</text:span></text:span><text:span text:style-name="T5">, only bans the user. </text:span><text:span text:style-name="Source_20_Text"><text:span text:style-name="T11">%(action_mw)s</text:span></text:span><text:span text:style-name="T5"> will ban and send an email with a WhoIs report; while </text:span><text:span text:style-name="Source_20_Text"><text:span text:style-name="T11">%(action_mwl)s</text:span></text:span><text:span text:style-name="T5"> will ban and send an email with the WhoIs report and all relevant lines in the log file. This can also be changed on a jail-specific basis.</text:span></text:p>
      <text:p text:style-name="P31"><text:span text:style-name="T5"/></text:p>
      <text:p text:style-name="P31"><text:span text:style-name="T5"/></text:p>
      <text:p text:style-name="P31"><text:span text:style-name="T5"/></text:p>
      <text:h text:style-name="P55" text:outline-level="3"><text:bookmark text:name="other-jail-configuration"/><text:bookmark-start text:name="__RefHeading___Toc162_1248859417"/>Other Jail Configuration<text:bookmark-end text:name="__RefHeading___Toc162_1248859417"/></text:h>
      <text:p text:style-name="P31"><text:span text:style-name="T5">Beyond the basic settings address above, </text:span><text:span text:style-name="Source_20_Text"><text:span text:style-name="T11">jail.local</text:span></text:span><text:span text:style-name="T5"> also contains various jail configurations for a number of common services, including SSH. By default, only SSH is enabled.</text:span></text:p>
      <text:p text:style-name="P22">An average jail configuration will resemble the following:</text:p>
      <text:p text:style-name="P51">/etc/fail2ban/jail.local</text:p>
      <table:table table:name="Table5" table:style-name="Table5">
        <table:table-column table:style-name="Table5.A"/>
        <table:table-column table:style-name="Table5.B"/>
        <table:table-row>
          <table:table-cell table:style-name="Table5.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oft-page-break/><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able:table-cell>
          <table:table-cell table:style-name="Table5.A1" office:value-type="string">
            <text:p text:style-name="P11"><text:span text:style-name="Source_20_Text"><text:span text:style-name="T2">[ssh]</text:span></text:span></text:p>
            <text:p text:style-name="P11"/>
            <text:p text:style-name="P11"><text:span text:style-name="Source_20_Text"><text:span text:style-name="T16">enabled</text:span></text:span><text:span text:style-name="Source_20_Text"><text:span text:style-name="T2"> <text:s/>= </text:span></text:span><text:span text:style-name="Source_20_Text"><text:span text:style-name="T13">true</text:span></text:span></text:p>
            <text:p text:style-name="P11"><text:span text:style-name="Source_20_Text"><text:span text:style-name="T16">port</text:span></text:span><text:span text:style-name="Source_20_Text"><text:span text:style-name="T2"> <text:s text:c="4"/>= ssh</text:span></text:span></text:p>
            <text:p text:style-name="P11"><text:soft-page-break/><text:span text:style-name="Source_20_Text"><text:span text:style-name="T16">filter</text:span></text:span><text:span text:style-name="Source_20_Text"><text:span text:style-name="T2"> <text:s text:c="2"/>= sshd</text:span></text:span></text:p>
            <text:p text:style-name="P11"><text:span text:style-name="Source_20_Text"><text:span text:style-name="T16">logpath</text:span></text:span><text:span text:style-name="Source_20_Text"><text:span text:style-name="T2"> <text:s/>= /var/log/auth.log</text:span></text:span></text:p>
            <text:p text:style-name="P11"><text:span text:style-name="Source_20_Text"><text:span text:style-name="T16">maxretry</text:span></text:span><text:span text:style-name="Source_20_Text"><text:span text:style-name="T2"> = </text:span></text:span><text:span text:style-name="Source_20_Text"><text:span text:style-name="T15">6</text:span></text:span></text:p>
          </table:table-cell>
        </table:table-row>
      </table:table>
      <text:list xml:id="list2995417294" text:style-name="L21">
        <text:list-item>
          <text:p text:style-name="P40"><text:span text:style-name="Source_20_Text"><text:span text:style-name="T11">enabled</text:span></text:span><text:span text:style-name="T4">: Determines whether or not the filter is turned on.</text:span></text:p>
        </text:list-item>
        <text:list-item>
          <text:p text:style-name="P40"><text:span text:style-name="Source_20_Text"><text:span text:style-name="T11">port</text:span></text:span><text:span text:style-name="T4">: The port Fail2ban should be referencing in regards to the service. If using the default port, then the service name can be placed here. If using a non-traditional port, this should be the port number. For example, if you moved your SSH port to 3456, you would replace </text:span><text:span text:style-name="Source_20_Text"><text:span text:style-name="T11">ssh</text:span></text:span><text:span text:style-name="T4"> with </text:span><text:span text:style-name="Source_20_Text"><text:span text:style-name="T11">3456</text:span></text:span><text:span text:style-name="T4">.</text:span></text:p>
        </text:list-item>
        <text:list-item>
          <text:p text:style-name="P40"><text:span text:style-name="Source_20_Text"><text:span text:style-name="T11">filter</text:span></text:span><text:span text:style-name="T4">: The name of the file located in </text:span><text:span text:style-name="Source_20_Text"><text:span text:style-name="T11">/etc/fail2ban/filter.d</text:span></text:span><text:span text:style-name="T4"> that contains the failregex information used to parse log files appropriately. The </text:span><text:span text:style-name="Source_20_Text"><text:span text:style-name="T11">.conf</text:span></text:span><text:span text:style-name="T4"> suffix need not be included.</text:span></text:p>
        </text:list-item>
        <text:list-item>
          <text:p text:style-name="P40"><text:span text:style-name="Source_20_Text"><text:span text:style-name="T11">logpath</text:span></text:span><text:span text:style-name="T4">: Gives the location of the service’s logs.</text:span></text:p>
        </text:list-item>
        <text:list-item>
          <text:p text:style-name="P40"><text:span text:style-name="Source_20_Text"><text:span text:style-name="T11">maxretry</text:span></text:span><text:span text:style-name="T4">: Will override the global </text:span><text:span text:style-name="Source_20_Text"><text:span text:style-name="T11">maxretry</text:span></text:span><text:span text:style-name="T4"> for the defined service. </text:span><text:span text:style-name="Source_20_Text"><text:span text:style-name="T11">findtime</text:span></text:span><text:span text:style-name="T4"> and </text:span><text:span text:style-name="Source_20_Text"><text:span text:style-name="T11">bantime</text:span></text:span><text:span text:style-name="T4"> can also be added.</text:span></text:p>
        </text:list-item>
        <text:list-item>
          <text:p text:style-name="P40"><text:span text:style-name="Source_20_Text"><text:span text:style-name="T11">action</text:span></text:span><text:span text:style-name="T4">: This can be added as an additional setting, if the default action is not suitable for the jail. Additional actions can be found in the </text:span><text:span text:style-name="Source_20_Text"><text:span text:style-name="T11">action.d</text:span></text:span><text:span text:style-name="T4"> folder.</text:span></text:p>
        </text:list-item>
      </text:list>
      <text:p text:style-name="P49"><text:span text:style-name="Strong_20_Emphasis"><text:span text:style-name="T9">Note</text:span></text:span></text:p>
      <text:p text:style-name="P49"><text:span text:style-name="T10">Jails can also be configured as individual </text:span><text:span text:style-name="Source_20_Text"><text:span text:style-name="T11">.conf</text:span></text:span><text:span text:style-name="T10"> files placed in the </text:span><text:span text:style-name="Source_20_Text"><text:span text:style-name="T11">jail.d</text:span></text:span><text:span text:style-name="T10"> directory. The format will remain the same.</text:span></text:p>
      <text:h text:style-name="P44" text:outline-level="2"><text:bookmark text:name="failregexs"/><text:bookmark-start text:name="__RefHeading___Toc164_1248859417"/>Failregexs<text:bookmark-end text:name="__RefHeading___Toc164_1248859417"/></text:h>
      <text:p text:style-name="P31"><text:span text:style-name="T5">Although Fail2ban comes with a number of filters, you may want to further customize these filters or create your own to suit your needs. Fail2ban uses </text:span><text:span text:style-name="Emphasis"><text:span text:style-name="T5">regular expressions</text:span></text:span><text:span text:style-name="T5"> (</text:span><text:span text:style-name="Emphasis"><text:span text:style-name="T5">regex</text:span></text:span><text:span text:style-name="T5">) to parse log files, looking for instances of attempted break-ins and password failures. Fail2ban uses Python’s regex extensions.</text:span></text:p>
      <text:p text:style-name="P31"><text:span text:style-name="T5">The best way to understand how failregex works is to write one. Although we do not advise having Fail2ban monitor your Wordpress’s </text:span><text:span text:style-name="Source_20_Text"><text:span text:style-name="T11">access.log</text:span></text:span><text:span text:style-name="T5"> on heavily-trafficked websites due to CPU concerns, it provides an instance of an easy-to-understand log file that you can use to learn about the creation of any failregex.</text:span></text:p>
      <text:h text:style-name="P55" text:outline-level="3"><text:bookmark text:name="write-a-regex-for-fail2ban"/><text:bookmark-start text:name="__RefHeading___Toc166_1248859417"/>Write a Regex for Fail2ban<text:bookmark-end text:name="__RefHeading___Toc166_1248859417"/></text:h>
      <text:list xml:id="list104645084" text:style-name="L22">
        <text:list-item>
          <text:p text:style-name="P36"><text:span text:style-name="T4">Navigate to your website’s </text:span><text:span text:style-name="Source_20_Text"><text:span text:style-name="T11">access.log</text:span></text:span><text:span text:style-name="T4"> (generally located at </text:span><text:span text:style-name="Source_20_Text"><text:span text:style-name="T11">/var/www/example.com/logs/access.log</text:span></text:span><text:span text:style-name="T4">) and find a failed login attempt. It will resemble:</text:span></text:p>
        </text:list-item>
      </text:list>
      <text:p text:style-name="P31"><text:span text:style-name="T4"/></text:p>
      <text:list xml:id="list111120700736276" text:continue-numbering="true" text:style-name="L22">
        <text:list-header>
          <text:p text:style-name="P52">/var/www/example.com/logs/access.log</text:p>
        </text:list-header>
      </text:list>
      <table:table table:name="Table6" table:style-name="Table6">
        <table:table-column table:style-name="Table6.A"/>
        <table:table-column table:style-name="Table6.B"/>
        <table:table-row>
          <table:table-cell table:style-name="Table6.A1" office:value-type="string">
            <text:p text:style-name="P11"><text:span text:style-name="Source_20_Text"><text:span text:style-name="T2">1</text:span></text:span></text:p>
          </table:table-cell>
          <table:table-cell table:style-name="Table6.A1" office:value-type="string">
            <text:p text:style-name="P12"><text:span text:style-name="Source_20_Text"><text:span text:style-name="T2">123.45.67.89 - - [01/Oct/2015:12:46:34 -0400] "POST /wp-login.php HTTP/1.1" 200 1906 </text:span></text:span></text:p>
            <text:p text:style-name="P12"><text:span text:style-name="Source_20_Text"><text:span text:style-name="T2">"http://example.com/wp-login.php" "Mozilla/5.0 (Macintosh; Intel Mac OS X 10.10; rv:40.0) </text:span></text:span></text:p>
            <text:p text:style-name="P12"><text:span text:style-name="Source_20_Text"><text:span text:style-name="T2">Gecko/20100101 Firefox/40.0"</text:span></text:span></text:p>
          </table:table-cell>
        </table:table-row>
      </table:table>
      <text:list xml:id="list111122526677604" text:continue-numbering="true" text:style-name="L22">
        <text:list-header>
          <text:p text:style-name="P36"><text:span text:style-name="T4">Note that you will only need to track up to the </text:span><text:span text:style-name="Source_20_Text"><text:span text:style-name="T11">200</text:span></text:span><text:span text:style-name="T4">:</text:span></text:p>
          <text:p text:style-name="P52">/var/www/example.com/logs/access.log</text:p>
        </text:list-header>
      </text:list>
      <table:table table:name="Table7" table:style-name="Table7">
        <table:table-column table:style-name="Table7.A"/>
        <table:table-column table:style-name="Table7.B"/>
        <table:table-row>
          <table:table-cell table:style-name="Table7.A1" office:value-type="string">
            <text:p text:style-name="P11"><text:span text:style-name="Source_20_Text"><text:span text:style-name="T2">1</text:span></text:span></text:p>
          </table:table-cell>
          <table:table-cell table:style-name="Table7.A1" office:value-type="string">
            <text:p text:style-name="P11"><text:span text:style-name="Source_20_Text"><text:span text:style-name="T2">123.45.67.89 - - [01/Oct/2015:12:46:34 -0400] "POST /wp-login.php HTTP/1.1" 200</text:span></text:span></text:p>
          </table:table-cell>
        </table:table-row>
      </table:table>
      <text:list xml:id="list111121666334706" text:continue-numbering="true" text:style-name="L22">
        <text:list-item>
          <text:p text:style-name="P36"><text:span text:style-name="T4">The IP address from where the failed attempt originated will always be defined as </text:span><text:span text:style-name="Source_20_Text"><text:span text:style-name="T11">&lt;HOST&gt;</text:span></text:span><text:span text:style-name="T4">. The subsequent few characters are unchanging and can be input as literals:</text:span></text:p>
          <text:p text:style-name="P9"><text:soft-page-break/><text:span text:style-name="Source_20_Text"><text:span text:style-name="T6">&lt;HOST&gt; - - \[</text:span></text:span></text:p>
          <text:p text:style-name="P36"><text:span text:style-name="T4">The </text:span><text:span text:style-name="Source_20_Text"><text:span text:style-name="T11">\</text:span></text:span><text:span text:style-name="T4"> before the </text:span><text:span text:style-name="Source_20_Text"><text:span text:style-name="T11">[</text:span></text:span><text:span text:style-name="T4"> denotes that the square bracket is to be read literally.</text:span></text:p>
        </text:list-item>
        <text:list-item>
          <text:p text:style-name="P36"><text:span text:style-name="T4">The next section, the date of the login attempt, can be written as grouped expressions using regex expressions. The first portion, </text:span><text:span text:style-name="Source_20_Text"><text:span text:style-name="T11">01</text:span></text:span><text:span text:style-name="T4"> in this example, can be written as </text:span><text:span text:style-name="Source_20_Text"><text:span text:style-name="T11">(\d{2})</text:span></text:span><text:span text:style-name="T4">: The parentheses group the expression, while </text:span><text:span text:style-name="Source_20_Text"><text:span text:style-name="T11">\d</text:span></text:span><text:span text:style-name="T4"> looks for any numerical digits. </text:span><text:span text:style-name="Source_20_Text"><text:span text:style-name="T11">{2}</text:span></text:span><text:span text:style-name="T4"> notes that the expression is looking for two digits in a row, i.e., the day of the month.</text:span></text:p>
          <text:p text:style-name="P27">Thus far, you should have:</text:p>
          <text:p text:style-name="P9"><text:span text:style-name="Source_20_Text"><text:span text:style-name="T6">&lt;HOST&gt; - - \[(\d{2})</text:span></text:span></text:p>
          <text:p text:style-name="P36"><text:span text:style-name="T4">The following forward slash will then be called with a literal forward slash, followed by </text:span><text:span text:style-name="Source_20_Text"><text:span text:style-name="T11">\w{3}</text:span></text:span><text:span text:style-name="T4"> which looks for a series of </text:span><text:span text:style-name="Source_20_Text"><text:span text:style-name="T11">3</text:span></text:span><text:span text:style-name="T4"> alpha-numeric characters (i.e., A-Z, 0-9, any case). The following forward slash should also be literal:</text:span></text:p>
          <text:p text:style-name="P9"><text:span text:style-name="Source_20_Text"><text:span text:style-name="T6">&lt;HOST&gt; - - \[(\d{2})/\w{3}/</text:span></text:span></text:p>
          <text:p text:style-name="P27">The section for the year should be written similar to the day, but without the need for a capture group, and for four consecutive characters (and a literal colon):</text:p>
          <text:p text:style-name="P9"><text:span text:style-name="Source_20_Text"><text:span text:style-name="T6">&lt;HOST&gt; - - \[(\d{2})/\w{3}/\d{4}:</text:span></text:span></text:p>
        </text:list-item>
        <text:list-item>
          <text:p text:style-name="P36"><text:span text:style-name="T4">The next sequence is a series of two-digit numbers that make up the time. Because we defined the day of the month as a two-digit number in a capture group (the parentheses), we can backreference it using </text:span><text:span text:style-name="Source_20_Text"><text:span text:style-name="T11">\1</text:span></text:span><text:span text:style-name="T4">(since it is the </text:span><text:span text:style-name="Emphasis"><text:span text:style-name="T4">first</text:span></text:span><text:span text:style-name="T4"> capture group). Again, the colons will be literals:</text:span></text:p>
          <text:p text:style-name="P9"><text:span text:style-name="Source_20_Text"><text:span text:style-name="T6">&lt;HOST&gt; - - \[(\d{2})/\w{3}/\d{4}:\1:\1:\1</text:span></text:span></text:p>
          <text:p text:style-name="P27">If you do not want to use backreferences this can also be written as:</text:p>
          <text:p text:style-name="P9"><text:span text:style-name="Source_20_Text"><text:span text:style-name="T6">&lt;HOST&gt; - - \[\d{2}/\w{3}/\d{4}:\d{2}:\d{2}:\d{2}</text:span></text:span></text:p>
        </text:list-item>
        <text:list-item>
          <text:p text:style-name="P36"><text:span text:style-name="T4">The </text:span><text:span text:style-name="Source_20_Text"><text:span text:style-name="T11">-0400</text:span></text:span><text:span text:style-name="T4"> segment should be written similarly to the year, with the additional literal </text:span><text:span text:style-name="Source_20_Text"><text:span text:style-name="T11">-</text:span></text:span><text:span text:style-name="T4">: </text:span><text:span text:style-name="Source_20_Text"><text:span text:style-name="T11">-\d{4}</text:span></text:span><text:span text:style-name="T4">. Finally, you can close the square bracket (escaping with a backslash first), and finish the rest with the literal string:</text:span></text:p>
          <text:p text:style-name="P9"><text:span text:style-name="Source_20_Text"><text:span text:style-name="T6">&lt;HOST&gt; - - \[(\d{2})/\w{3}/\d{4}:\1:\1:\1 -\d{4}\] "POST /wp-login.php HTTP/1.1" 200</text:span></text:span></text:p>
          <text:p text:style-name="P27">Or:</text:p>
          <text:p text:style-name="P9"><text:span text:style-name="Source_20_Text"><text:span text:style-name="T6">&lt;HOST&gt; - - \[\d{2}/\w{3}/\d{4}:\d{2}:\d{2}:\d{2} -\d{4}\] "POST /wp-login.php HTTP/1.1" 200</text:span></text:span></text:p>
        </text:list-item>
      </text:list>
      <text:h text:style-name="P55" text:outline-level="3"><text:bookmark text:name="apply-the-failregex"/><text:bookmark-start text:name="__RefHeading___Toc276_1248859417"/>Apply the Failregex<text:bookmark-end text:name="__RefHeading___Toc276_1248859417"/></text:h>
      <text:p text:style-name="P22">With the failregex created, it then needs to be added to a filter.</text:p>
      <text:list xml:id="list2910795804" text:style-name="L23">
        <text:list-item>
          <text:p text:style-name="P37"><text:span text:style-name="T4">Navigate to Fail2ban’s </text:span><text:span text:style-name="Source_20_Text"><text:span text:style-name="T11">filter.d</text:span></text:span><text:span text:style-name="T4"> directory:</text:span></text:p>
          <text:p text:style-name="P10"><text:soft-page-break/><text:span text:style-name="Source_20_Text"><text:span text:style-name="T6">cd /etc/fail2ban/filter.d</text:span></text:span></text:p>
        </text:list-item>
        <text:list-item>
          <text:p text:style-name="P37"><text:span text:style-name="T4">Create a file called </text:span><text:span text:style-name="Source_20_Text"><text:span text:style-name="T11">wordpress.conf</text:span></text:span><text:span text:style-name="T4">, and add your failregex:</text:span></text:p>
        </text:list-item>
        <text:list-item>
          <text:p text:style-name="P37"><text:span text:style-name="T4"/></text:p>
          <text:p text:style-name="P53">/etc/fail2ban/filter.d/wordpress.conf</text:p>
        </text:list-item>
      </text:list>
      <table:table table:name="Table8" table:style-name="Table8">
        <table:table-column table:style-name="Table8.A"/>
        <table:table-column table:style-name="Table8.B"/>
        <table:table-row>
          <table:table-cell table:style-name="Table8.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ext:p text:style-name="P11"><text:span text:style-name="Source_20_Text"><text:span text:style-name="T2">6</text:span></text:span></text:p>
            <text:p text:style-name="P11"><text:span text:style-name="Source_20_Text"><text:span text:style-name="T2">7</text:span></text:span></text:p>
            <text:p text:style-name="P11"><text:span text:style-name="Source_20_Text"><text:span text:style-name="T2">8</text:span></text:span></text:p>
          </table:table-cell>
          <table:table-cell table:style-name="Table8.A1" office:value-type="string">
            <text:p text:style-name="P11"><text:span text:style-name="Source_20_Text"><text:span text:style-name="T12"># Fail2Ban filter for WordPress</text:span></text:span></text:p>
            <text:p text:style-name="P11"><text:span text:style-name="Source_20_Text"><text:span text:style-name="T12">#</text:span></text:span></text:p>
            <text:p text:style-name="P11"><text:span text:style-name="Source_20_Text"><text:span text:style-name="T12">#</text:span></text:span></text:p>
            <text:p text:style-name="P11"/>
            <text:p text:style-name="P11"><text:span text:style-name="Source_20_Text"><text:span text:style-name="T14">[Definition]</text:span></text:span></text:p>
            <text:p text:style-name="P11"/>
            <text:p text:style-name="P11"><text:span text:style-name="Source_20_Text"><text:span text:style-name="T13">failregex</text:span></text:span><text:span text:style-name="Source_20_Text"><text:span text:style-name="T2"> = &lt;HOST&gt; - - \[(\d{2})/\w{3}/\d{4}:\</text:span></text:span><text:span text:style-name="Source_20_Text"><text:span text:style-name="T15">1</text:span></text:span><text:span text:style-name="Source_20_Text"><text:span text:style-name="T2">:\</text:span></text:span><text:span text:style-name="Source_20_Text"><text:span text:style-name="T15">1</text:span></text:span><text:span text:style-name="Source_20_Text"><text:span text:style-name="T2">:\</text:span></text:span><text:span text:style-name="Source_20_Text"><text:span text:style-name="T15">1</text:span></text:span><text:span text:style-name="Source_20_Text"><text:span text:style-name="T2"> -\d{4}\] </text:span></text:span><text:span text:style-name="Source_20_Text"><text:span text:style-name="T17">"POST /wp-login.php HTTP/1.1"</text:span></text:span><text:span text:style-name="Source_20_Text"><text:span text:style-name="T2"> </text:span></text:span><text:span text:style-name="Source_20_Text"><text:span text:style-name="T15">200</text:span></text:span></text:p>
            <text:p text:style-name="P11"><text:span text:style-name="Source_20_Text"><text:span text:style-name="T13">ignoreregex</text:span></text:span><text:span text:style-name="Source_20_Text"><text:span text:style-name="T2"> =</text:span></text:span></text:p>
          </table:table-cell>
        </table:table-row>
      </table:table>
      <text:list xml:id="list111122506097168" text:continue-numbering="true" text:style-name="L23">
        <text:list-header>
          <text:p text:style-name="P28">Save and quit.</text:p>
        </text:list-header>
        <text:list-item>
          <text:p text:style-name="P37"><text:span text:style-name="T4">Add a WordPress section to </text:span><text:span text:style-name="Source_20_Text"><text:span text:style-name="T11">jail.local</text:span></text:span><text:span text:style-name="T4">:</text:span></text:p>
          <text:p text:style-name="P53">/etc/fail2ban/jail.local</text:p>
        </text:list-item>
      </text:list>
      <table:table table:name="Table9" table:style-name="Table9">
        <table:table-column table:style-name="Table9.A"/>
        <table:table-column table:style-name="Table9.B"/>
        <table:table-row>
          <table:table-cell table:style-name="Table9.A1" office:value-type="string">
            <text:p text:style-name="P11"><text:span text:style-name="Source_20_Text"><text:span text:style-name="T2">1</text:span></text:span></text:p>
            <text:p text:style-name="P11"><text:span text:style-name="Source_20_Text"><text:span text:style-name="T2">2</text:span></text:span></text:p>
            <text:p text:style-name="P11"><text:span text:style-name="Source_20_Text"><text:span text:style-name="T2">3</text:span></text:span></text:p>
            <text:p text:style-name="P11"><text:span text:style-name="Source_20_Text"><text:span text:style-name="T2">4</text:span></text:span></text:p>
            <text:p text:style-name="P11"><text:span text:style-name="Source_20_Text"><text:span text:style-name="T2">5</text:span></text:span></text:p>
          </table:table-cell>
          <table:table-cell table:style-name="Table9.A1" office:value-type="string">
            <text:p text:style-name="P11"><text:span text:style-name="Source_20_Text"><text:span text:style-name="T14">[wordpress]</text:span></text:span></text:p>
            <text:p text:style-name="P11"><text:span text:style-name="Source_20_Text"><text:span text:style-name="T13">enabled</text:span></text:span><text:span text:style-name="Source_20_Text"><text:span text:style-name="T2"> <text:s/>= true</text:span></text:span></text:p>
            <text:p text:style-name="P11"><text:span text:style-name="Source_20_Text"><text:span text:style-name="T13">filter</text:span></text:span><text:span text:style-name="Source_20_Text"><text:span text:style-name="T2"> <text:s text:c="2"/>= wordpress</text:span></text:span></text:p>
            <text:p text:style-name="P11"><text:span text:style-name="Source_20_Text"><text:span text:style-name="T13">logpath</text:span></text:span><text:span text:style-name="Source_20_Text"><text:span text:style-name="T2"> <text:s/>= </text:span></text:span><text:span text:style-name="Source_20_Text"><text:span text:style-name="T18">/var/www/html/andromeda/logs/access.log</text:span></text:span></text:p>
            <text:p text:style-name="P11"><text:span text:style-name="Source_20_Text"><text:span text:style-name="T13">port</text:span></text:span><text:span text:style-name="Source_20_Text"><text:span text:style-name="T2"> <text:s text:c="4"/>= </text:span></text:span><text:span text:style-name="Source_20_Text"><text:span text:style-name="T15">80</text:span></text:span><text:span text:style-name="Source_20_Text"><text:span text:style-name="T2">,443</text:span></text:span></text:p>
          </table:table-cell>
        </table:table-row>
      </table:table>
      <text:list xml:id="list111122000735487" text:continue-numbering="true" text:style-name="L23">
        <text:list-header>
          <text:p text:style-name="P37"><text:span text:style-name="T4"/></text:p>
          <text:p text:style-name="P38"><text:span text:style-name="T4">This will use the default ban and email action. Other actions can be defined by adding an </text:span></text:p>
          <text:p text:style-name="P38"><text:span text:style-name="Source_20_Text"><text:span text:style-name="T11">action =</text:span></text:span><text:span text:style-name="T4"> line.</text:span></text:p>
          <text:p text:style-name="P28">Save and exit, then restart Fail2ban.</text:p>
        </text:list-header>
      </text:list>
      <text:h text:style-name="Heading_20_2" text:outline-level="2"><text:bookmark text:name="use-the-fail2ban-client"/><text:bookmark-start text:name="__RefHeading___Toc170_1248859417"/>Use the Fail2ban Client<text:bookmark-end text:name="__RefHeading___Toc170_1248859417"/></text:h>
      <text:p text:style-name="P31"><text:span text:style-name="T5">Fail2ban provides a command </text:span><text:span text:style-name="Source_20_Text"><text:span text:style-name="T11">fail2ban-client</text:span></text:span><text:span text:style-name="T5"> that can be used to run Fail2ban from the command line:</text:span></text:p>
      <text:p text:style-name="P8"><text:span text:style-name="Source_20_Text"><text:span text:style-name="T6">fail2ban-client COMMAND</text:span></text:span></text:p>
      <text:list xml:id="list495102708" text:style-name="L24">
        <text:list-item>
          <text:p text:style-name="P41"><text:span text:style-name="Source_20_Text"><text:span text:style-name="T11">start</text:span></text:span><text:span text:style-name="T4">: Starts the Fail2ban server and jails.</text:span></text:p>
        </text:list-item>
        <text:list-item>
          <text:p text:style-name="P41"><text:span text:style-name="Source_20_Text"><text:span text:style-name="T11">reload</text:span></text:span><text:span text:style-name="T4">: Reloads Fail2ban’s configuration files.</text:span></text:p>
        </text:list-item>
        <text:list-item>
          <text:p text:style-name="P41"><text:span text:style-name="Source_20_Text"><text:span text:style-name="T11">reload JAIL</text:span></text:span><text:span text:style-name="T4">: Replaces </text:span><text:span text:style-name="Source_20_Text"><text:span text:style-name="T11">JAIL</text:span></text:span><text:span text:style-name="T4"> with the name of a Fail2ban jail; this will reload the jail.</text:span></text:p>
        </text:list-item>
        <text:list-item>
          <text:p text:style-name="P41"><text:span text:style-name="Source_20_Text"><text:span text:style-name="T11">stop</text:span></text:span><text:span text:style-name="T4">: Terminates the server.</text:span></text:p>
        </text:list-item>
        <text:list-item>
          <text:p text:style-name="P41"><text:span text:style-name="Source_20_Text"><text:span text:style-name="T11">status</text:span></text:span><text:span text:style-name="T4">: Will show the status of the server, and enable jails.</text:span></text:p>
        </text:list-item>
        <text:list-item>
          <text:p text:style-name="P41"><text:span text:style-name="Source_20_Text"><text:span text:style-name="T11">status JAIL</text:span></text:span><text:span text:style-name="T4">: Will show the status of the jail, including any currently-banned IPs.</text:span></text:p>
        </text:list-item>
      </text:list>
      <text:p text:style-name="P22">For example, to check that the Fail2Ban is running and the SSHd jail is enabled, run:</text:p>
      <text:p text:style-name="P8"><text:span text:style-name="Source_20_Text"><text:span text:style-name="T6">fail2ban-client status</text:span></text:span></text:p>
      <text:p text:style-name="P22">The output should be:</text:p>
      <text:p text:style-name="P8"><text:soft-page-break/><text:span text:style-name="Source_20_Text"><text:span text:style-name="T6">Status</text:span></text:span></text:p>
      <text:p text:style-name="P8"><text:span text:style-name="Source_20_Text"><text:span text:style-name="T6">|- Number of jail: <text:s text:c="5"/>1</text:span></text:span></text:p>
      <text:p text:style-name="P8"><text:span text:style-name="Source_20_Text"><text:span text:style-name="T6">`- Jail list: <text:s text:c="2"/>sshd</text:span></text:span></text:p>
      <text:p text:style-name="P31"><text:span text:style-name="T5">For additional information about </text:span><text:span text:style-name="Source_20_Text"><text:span text:style-name="T11">fail2ban-client</text:span></text:span><text:span text:style-name="T5"> commands, see the </text:span><text:a xlink:type="simple" xlink:href="http://www.fail2ban.org/wiki/index.php/Commands" text:style-name="Internet_20_link" text:visited-style-name="Visited_20_Internet_20_Link"><text:span text:style-name="T8">Fail2ban wiki</text:span></text:a><text:span text:style-name="T5">.</text:span></text:p>
      <text:p text:style-name="P31"><text:span text:style-name="T5"/></text:p>
      <text:h text:style-name="P43" text:outline-level="2"><text:bookmark-start text:name="__RefHeading___Toc811_1248859417"/>Config Examples :<text:bookmark-end text:name="__RefHeading___Toc811_1248859417"/></text:h>
      <text:p text:style-name="P18"/>
      <text:p text:style-name="P19">Les services se configurent dans le fichier /etc/fail2ban/jail.conf</text:p>
      <text:p text:style-name="P19">La section [DEFAULT] indique les prises de décisions par fail2ban si dans chaque service rien n'est défini</text:p>
      <text:p text:style-name="P19">Code :</text:p>
      <text:p text:style-name="P19">ignoreip = 127.0.0.1/8 <text:s text:c="11"/>#adresses IP ignorées par les actions de fail2ban </text:p>
      <text:p text:style-name="P19">bantime <text:s/>= 600 <text:s text:c="18"/>#temps de bannissement en secondes </text:p>
      <text:p text:style-name="P19">maxretry = 3 <text:s text:c="21"/>#nombre d'essais au bout du quel fail2ban bannit notre intrus </text:p>
      <text:p text:style-name="P18"/>
      <text:h text:style-name="Heading_20_3" text:outline-level="3"><text:bookmark-start text:name="__RefHeading___Toc813_1248859417"/>SSH<text:bookmark-end text:name="__RefHeading___Toc813_1248859417"/></text:h>
      <text:p text:style-name="P20">Nous allons configurer fail2ban pour bannir les intrus passant par ssh.</text:p>
      <text:p text:style-name="P20">Voici un exemple de service actif, intrus banni au bout de 3 essais pour une durée de 15 minutes.</text:p>
      <text:p text:style-name="P20"/>
      <text:p text:style-name="P20">[ssh-iptables] </text:p>
      <text:p text:style-name="P20">enabled <text:s/>= true </text:p>
      <text:p text:style-name="P20">port <text:s text:c="4"/>= ssh </text:p>
      <text:p text:style-name="P20">filter <text:s text:c="2"/>= sshd </text:p>
      <text:p text:style-name="P20">action <text:s text:c="2"/>= iptables[name=SSH, port=ssh, protocol=tcp] </text:p>
      <text:p text:style-name="P20">logpath <text:s/>= /var/log/auth.log </text:p>
      <text:p text:style-name="P20"/>
      <text:p text:style-name="P20">Si on change le port de SSH par exemple 1234</text:p>
      <text:p text:style-name="P20"/>
      <text:p text:style-name="P20">[ssh-iptables] </text:p>
      <text:p text:style-name="P20">enabled <text:s/>= true </text:p>
      <text:p text:style-name="P20">port <text:s text:c="4"/>= 1234 </text:p>
      <text:p text:style-name="P20">filter <text:s text:c="2"/>= sshd </text:p>
      <text:p text:style-name="P20">action <text:s text:c="2"/>= iptables[name=SSH, port=1234, protocol=tcp] </text:p>
      <text:p text:style-name="P20">logpath <text:s/>= /var/log/auth.log </text:p>
      <text:p text:style-name="P20"/>
      <text:p text:style-name="P20"/>
      <text:p text:style-name="P20"/>
      <text:p text:style-name="P20"/>
      <text:p text:style-name="P20"><text:soft-page-break/>On peut aussi « écraser » les valeurs par défaut (maxretry, bantime) en rappelant les options dans le service concerné</text:p>
      <text:p text:style-name="P20">[ssh-iptables] </text:p>
      <text:p text:style-name="P20"/>
      <text:p text:style-name="P20">enabled <text:s/>= true </text:p>
      <text:p text:style-name="P20">port <text:s text:c="4"/>= ssh </text:p>
      <text:p text:style-name="P20">filter <text:s text:c="2"/>= sshd </text:p>
      <text:p text:style-name="P20">action <text:s text:c="2"/>= iptables[name=SSH, port=ssh, protocol=tcp] </text:p>
      <text:p text:style-name="P20">logpath <text:s/>= /var/log/auth.log </text:p>
      <text:p text:style-name="P20">maxretry = 2 </text:p>
      <text:p text:style-name="P20">bantime <text:s/>= 3600 </text:p>
      <text:h text:style-name="Heading_20_3" text:outline-level="3"><text:bookmark-start text:name="__RefHeading___Toc815_1248859417"/>Webmin<text:bookmark-end text:name="__RefHeading___Toc815_1248859417"/></text:h>
      <text:p text:style-name="P20">Voici les lignes à ajouter au fichier jail.conf pour bannir un hôte tentant d'accéder à webmin.</text:p>
      <text:p text:style-name="P20"/>
      <text:p text:style-name="P20">[webmin]</text:p>
      <text:p text:style-name="P20"><text:s/>enabled <text:s/>= true</text:p>
      <text:p text:style-name="P20">port <text:s text:c="4"/>= 10000</text:p>
      <text:p text:style-name="P20">filter <text:s text:c="2"/>= webmin-auth</text:p>
      <text:p text:style-name="P20">logpath <text:s/>= /var/log/auth.log</text:p>
      <text:p text:style-name="P20">maxretry = 3</text:p>
      <text:p text:style-name="P20">bantime <text:s/>= 900</text:p>
      <text:p text:style-name="P20"/>
      <text:h text:style-name="Heading_20_2" text:outline-level="2"><text:bookmark-start text:name="__RefHeading___Toc817_1248859417"/>Test de la configuration<text:bookmark-end text:name="__RefHeading___Toc817_1248859417"/></text:h>
      <text:p text:style-name="P20">Sur le serveur on lance un tailf /var/log/fail2ban.log.</text:p>
      <text:p text:style-name="P20">On tente de se connecter en SSH (dans mon exemple) plus de 2 fois et on vérifie qu'on est bien banni:</text:p>
      <text:p text:style-name="P20"/>
      <text:p text:style-name="P20">2015-04-09 11:33:33,985 fail2ban.jail <text:s text:c="10"/>[22561]: INFO <text:s text:c="3"/>Jail 'ssh-iptables' started </text:p>
      <text:p text:style-name="P20">2015-04-09 11:33:53,431 fail2ban.filter <text:s text:c="8"/>[22561]: INFO <text:s text:c="3"/>[ssh-iptables] Found 10.21.27.250 </text:p>
      <text:p text:style-name="P20">2015-04-09 11:33:56,636 fail2ban.filter <text:s text:c="8"/>[22561]: INFO <text:s text:c="3"/>[ssh-iptables] Found 10.21.27.250 </text:p>
      <text:p text:style-name="P20">2015-04-09 11:34:22,988 fail2ban.filter <text:s text:c="8"/>[22561]: INFO <text:s text:c="3"/>[ssh-iptables] Found 10.21.27.250 </text:p>
      <text:p text:style-name="P20">2015-04-09 11:34:23,353 fail2ban.actions <text:s text:c="7"/>[22561]: NOTICE <text:s/>[ssh-iptables] Ban 10.21.27.250 </text:p>
      <text:p text:style-name="P20"/>
      <text:p text:style-name="P21"/>
      <text:h text:style-name="Heading_20_2" text:outline-level="2"><text:bookmark-start text:name="__RefHeading___Toc819_1248859417"/>Dé-bannir une IP bannie<text:bookmark-end text:name="__RefHeading___Toc819_1248859417"/></text:h>
      <text:p text:style-name="P20">Suite à une fausse manip, il se peut qu'ont ait été banni. Si on a accès au serveur par un autre biais, on peut supprimer la règle iptables qui nous bloque.</text:p>
      <text:p text:style-name="P20"/>
      <text:p text:style-name="P20">iptables -L</text:p>
      <text:p text:style-name="P20"><text:s/></text:p>
      <text:p text:style-name="P20">Chain INPUT (policy ACCEPT)</text:p>
      <text:p text:style-name="P20">target <text:s text:c="4"/>prot opt source <text:s text:c="14"/>destination <text:s text:c="8"/></text:p>
      <text:p text:style-name="P20">f2b-SSH <text:s text:c="3"/>tcp <text:s/>-- <text:s/>anywhere <text:s text:c="12"/>anywhere <text:s text:c="12"/>tcp dpt:ssh</text:p>
      <text:p text:style-name="P20"><text:s/></text:p>
      <text:p text:style-name="P20">Chain FORWARD (policy ACCEPT)</text:p>
      <text:p text:style-name="P20">target <text:s text:c="4"/>prot opt source <text:s text:c="14"/>destination</text:p>
      <text:p text:style-name="P20"><text:s/></text:p>
      <text:p text:style-name="P20">Chain OUTPUT (policy ACCEPT)</text:p>
      <text:p text:style-name="P20">target <text:s text:c="4"/>prot opt source <text:s text:c="14"/>destination</text:p>
      <text:p text:style-name="P20"><text:s/></text:p>
      <text:p text:style-name="P20">Chain f2b-SSH (1 references)</text:p>
      <text:p text:style-name="P20">target <text:s text:c="4"/>prot opt source <text:s text:c="14"/>destination</text:p>
      <text:p text:style-name="P20">REJECT <text:s text:c="4"/>all <text:s/>-- <text:s/>218.87.111.107 <text:s text:c="6"/>anywhere <text:s text:c="12"/>reject-with icmp-port-unreachable</text:p>
      <text:p text:style-name="P20">RETURN <text:s text:c="4"/>all <text:s/>-- <text:s/>anywhere <text:s text:c="12"/>anywhere</text:p>
      <text:p text:style-name="P20"><text:s/></text:p>
      <text:p text:style-name="P20">Imaginons, on souhaite dé-bannir l'adresse - 218.87.111.107 - .</text:p>
      <text:p text:style-name="P20">On repère sa position dans la liste (ici 1ère position), et le nom de la table est f2b-SSH</text:p>
      <text:p text:style-name="P20"/>
      <text:p text:style-name="P20">On supprime ensuite la ligne grâce à sa position :</text:p>
      <text:p text:style-name="P20"/>
      <text:p text:style-name="P20">iptables -D f2b-SSH 1</text:p>
      <text:p text:style-name="P20"/>
      <text:p text:style-name="P20"/>
      <text:h text:style-name="P56" text:outline-level="3"><text:bookmark-start text:name="__RefHeading___Toc821_1248859417"/>Creation d'une Jail Personalisee<text:bookmark-end text:name="__RefHeading___Toc821_1248859417"/></text:h>
      <text:p text:style-name="P20">copier le fichier /etc/fail2ban/jail.conf et le renomer en jail.local afin d’utiliser ce dernier pour notre configuration :</text:p>
      <text:p text:style-name="P20"/>
      <text:p text:style-name="P20">cp /etc/fail2ban/jail.conf/etc/fail2ban/jail.local </text:p>
      <text:p text:style-name="P20">vim /etc/fail2ban/jail.local</text:p>
      <text:p text:style-name="P20"/>
      <text:p text:style-name="P20">[DEFAULT]</text:p>
      <text:p text:style-name="P20"># les adresses IP ignorées</text:p>
      <text:p text:style-name="P20">ignoreip = 127.0.0.1/8</text:p>
      <text:p text:style-name="P20">#la durée de l’exclusion en seconde</text:p>
      <text:p text:style-name="P20">bantime = 1800</text:p>
      <text:p text:style-name="P20">#la durée et le nombre de tentative pendant lesquelles une adresse risque d’etre bannis</text:p>
      <text:p text:style-name="P20">findtime = 600</text:p>
      <text:p text:style-name="P20">maxretry = 3</text:p>
      <text:p text:style-name="P20"/>
      <text:p text:style-name="P20">Ensuite, toujours dans le même fichier, nous allons descendre en bas dans la partie Jail</text:p>
      <text:p text:style-name="P20">pour activer la surveillance sur le port ssh, si vous avez changé le port ssh n’oubliez pas </text:p>
      <text:p text:style-name="P20">de le mentionner dans la valeur port :</text:p>
      <text:p text:style-name="P20"/>
      <text:p text:style-name="P20">[ssh]</text:p>
      <text:p text:style-name="P20">enabled = true</text:p>
      <text:p text:style-name="P20">banaction = ufw-ssh</text:p>
      <text:p text:style-name="P20">port = ssh</text:p>
      <text:p text:style-name="P20">filter = sshd</text:p>
      <text:p text:style-name="P20">logpath = /var/log/auth.log</text:p>
      <text:p text:style-name="P20">maxretry = 5</text:p>
      <text:p text:style-name="P20"/>
      <text:p text:style-name="P21"/>
      <text:h text:style-name="Heading_20_3" text:outline-level="3"><text:bookmark-start text:name="__RefHeading___Toc823_1248859417"/>Apache :<text:bookmark-end text:name="__RefHeading___Toc823_1248859417"/></text:h>
      <text:p text:style-name="P20"/>
      <text:p text:style-name="P20">[apache]</text:p>
      <text:p text:style-name="P20">enabled = true</text:p>
      <text:p text:style-name="P20">banaction = ufw-apache</text:p>
      <text:p text:style-name="P20">port = http,https</text:p>
      <text:p text:style-name="P20">filter = apache-auth</text:p>
      <text:p text:style-name="P20">logpath = /var/log/apache*/*error.log</text:p>
      <text:p text:style-name="P20">maxretry = 6</text:p>
      <text:p text:style-name="P20"/>
      <text:p text:style-name="P20">[apache-multiport]</text:p>
      <text:p text:style-name="P20">enabled = true</text:p>
      <text:p text:style-name="P20">banaction = ufw-apache</text:p>
      <text:p text:style-name="P20">port = http,https</text:p>
      <text:p text:style-name="P20">filter = apache-auth</text:p>
      <text:p text:style-name="P20">logpath = /var/log/apache*/*error.log</text:p>
      <text:p text:style-name="P20">maxretry = 6</text:p>
      <text:p text:style-name="P20"/>
      <text:p text:style-name="P20">[apache-noscript]</text:p>
      <text:p text:style-name="P20">enabled = true</text:p>
      <text:p text:style-name="P20">banaction = ufw-apache</text:p>
      <text:p text:style-name="P20">port = http,https</text:p>
      <text:p text:style-name="P20">filter = apache-noscript</text:p>
      <text:p text:style-name="P20">logpath = /var/log/apache*/*error.log</text:p>
      <text:p text:style-name="P20">maxretry = 6</text:p>
      <text:p text:style-name="P20"/>
      <text:p text:style-name="P20">[apache-overflows]</text:p>
      <text:p text:style-name="P20">enabled = true</text:p>
      <text:p text:style-name="P20">banaction = ufw-apache</text:p>
      <text:p text:style-name="P20">port = http,https</text:p>
      <text:p text:style-name="P20">filter = apache-overflows</text:p>
      <text:p text:style-name="P20">logpath = /var/log/apache*/*error.log</text:p>
      <text:p text:style-name="P20">maxretry = 2</text:p>
      <text:h text:style-name="Heading_20_3" text:outline-level="3"/>
      <text:h text:style-name="P56" text:outline-level="3"><text:bookmark-start text:name="__RefHeading___Toc825_1248859417"/>PROFTPD :<text:bookmark-end text:name="__RefHeading___Toc825_1248859417"/></text:h>
      <text:p text:style-name="P20"/>
      <text:p text:style-name="P20">[proftpd]</text:p>
      <text:p text:style-name="P20">enabled = true</text:p>
      <text:p text:style-name="P20">banaction = ufw-proftpd</text:p>
      <text:p text:style-name="P20">port = ftp,ftp-data,ftps,ftps-data</text:p>
      <text:p text:style-name="P20">filter = proftpd</text:p>
      <text:p text:style-name="P20">logpath = /var/log/proftpd/proftpd.log</text:p>
      <text:p text:style-name="P20">maxretry = 5</text:p>
      <text:p text:style-name="P20"/>
      <text:p text:style-name="P20">Maintenant il fait créer les actions de ban définit précédemment dans la partie Jail </text:p>
      <text:p text:style-name="P20">(ufw-ssh, ufw-apache, ufw-proftpd) et les mettre dans :</text:p>
      <text:p text:style-name="P20"/>
      <text:p text:style-name="P20">/etc/fail2ban/action.d</text:p>
      <text:p text:style-name="P20"/>
      <text:p text:style-name="P20"/>
      <text:p text:style-name="P20"/>
      <text:h text:style-name="Heading_20_3" text:outline-level="3"><text:bookmark-start text:name="__RefHeading___Toc827_1248859417"/>ufw-ssh.conf :<text:bookmark-end text:name="__RefHeading___Toc827_1248859417"/></text:h>
      <text:p text:style-name="P20"/>
      <text:p text:style-name="P20">[Definition]</text:p>
      <text:p text:style-name="P20">actionstart =</text:p>
      <text:p text:style-name="P20">actionstop =</text:p>
      <text:p text:style-name="P20">actioncheck =</text:p>
      <text:p text:style-name="P20">actionban = ufw insert 1 deny from to any port 22</text:p>
      <text:p text:style-name="P20">actionunban = ufw delete deny from to any port 22</text:p>
      <text:p text:style-name="P20"/>
      <text:h text:style-name="Heading_20_3" text:outline-level="3"><text:bookmark-start text:name="__RefHeading___Toc829_1248859417"/>ufw-apache.conf :<text:bookmark-end text:name="__RefHeading___Toc829_1248859417"/></text:h>
      <text:p text:style-name="P20"/>
      <text:p text:style-name="P20">[Definition]</text:p>
      <text:p text:style-name="P20">actionstart =</text:p>
      <text:p text:style-name="P20">actionstop =</text:p>
      <text:p text:style-name="P20">actioncheck =</text:p>
      <text:p text:style-name="P20">actionban = ufw insert 1 deny from to any app "Apache Full"</text:p>
      <text:p text:style-name="P20">actionunban = ufw delete deny from to any app "Apache Full"</text:p>
      <text:p text:style-name="P20"/>
      <text:p text:style-name="P20"/>
      <text:p text:style-name="P20"/>
      <text:h text:style-name="Heading_20_3" text:outline-level="3"><text:bookmark-start text:name="__RefHeading___Toc831_1248859417"/><text:soft-page-break/>ufw-proftpd.conf :<text:bookmark-end text:name="__RefHeading___Toc831_1248859417"/></text:h>
      <text:p text:style-name="P20"/>
      <text:p text:style-name="P20">[Definition]</text:p>
      <text:p text:style-name="P20">actionstart =</text:p>
      <text:p text:style-name="P20">actionstop =</text:p>
      <text:p text:style-name="P20">actioncheck =</text:p>
      <text:p text:style-name="P20">actionban = ufw insert 1 deny from to any port 21</text:p>
      <text:p text:style-name="P20">actionunban = ufw delete deny from to any port 21</text:p>
      <text:p text:style-name="P20"/>
      <text:p text:style-name="P20">Il faut bien s’assurer que les règles deny sont toujours placées en haut avant toutes les règles allow, et aussi changer le port si cela est nécessaire (dans le cas où vous utilisez d’autres port pour le ssh, ftp ou web).</text:p>
      <text:p text:style-name="P20"/>
      <text:p text:style-name="P20">Relancez fail2ban :</text:p>
      <text:p text:style-name="P20"/>
      <text:p text:style-name="P20">sudo fail2ban-client reloa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ato" svg:font-family="Lato, sans-serif"/>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Cantarell2" svg:font-family="Cantarell" style:font-pitch="variable"/>
    <style:font-face style:name="Cantarell" svg:font-family="Cantarell" style:font-adornments="Bold" style:font-pitch="variable"/>
    <style:font-face style:name="Cantarell1" svg:font-family="Cantarell" style:font-adornments="Regular"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in" fo:margin-bottom="0in" loext:contextual-spacing="true" fo:line-height="110%" fo:orphans="2" fo:widows="2" fo:text-indent="0in" style:auto-text-indent="false" style:writing-mode="page"/>
      <style:text-properties fo:font-variant="normal" fo:text-transform="none" fo:color="#0000a8" style:font-name="Cantarell1" fo:font-family="Cantarell" style:font-style-name="Regular" style:font-pitch="variable" fo:font-size="18pt" fo:letter-spacing="normal" fo:font-style="normal" style:text-underline-style="dotted" style:text-underline-width="bold" style:text-underline-color="#00ff00" fo:font-weight="normal" style:font-name-asian="WenQuanYi Zen Hei Sharp" style:font-family-asian="'WenQuanYi Zen Hei Sharp'" style:font-family-generic-asian="system" style:font-pitch-asian="variable" style:font-size-asian="18pt" style:font-weight-asian="normal"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writing-mode="page"/>
      <style:text-properties fo:color="#00a800" style:font-name="Cantarell" fo:font-family="Cantarell" style:font-style-name="Bold" style:font-pitch="variable" fo:font-size="18pt" fo:text-shadow="1pt 1pt" style:text-underline-style="dotted" style:text-underline-width="bold" style:text-underline-color="#0000a8" fo:font-weight="bold" fo:background-color="transparen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803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writing-mode="page">
        <style:tab-stops>
          <style:tab-stop style:position="7.6071in" style:type="right" style:leader-style="dotted" style:leader-text="."/>
        </style:tab-stops>
      </style:paragraph-properties>
      <style:text-properties style:font-name="DejaVu Sans Condensed" fo:font-family="'DejaVu Sans Condensed'" style:font-style-name="Condensed" style:font-family-generic="swiss" style:font-pitch="variable" fo:font-size="13pt" style:font-weight-asian="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2181in" fo:margin-left="0.1626in" fo:margin-right="0.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6T11:10:47.403469126</dc:date>
    <meta:editing-duration>PT44M58S</meta:editing-duration>
    <meta:editing-cycles>19</meta:editing-cycles>
    <meta:generator>LibreOffice/5.3.6.1$Linux_X86_64 LibreOffice_project/30$Build-1</meta:generator>
    <meta:document-statistic meta:table-count="9" meta:image-count="0" meta:object-count="0" meta:page-count="16" meta:paragraph-count="434" meta:word-count="3126" meta:character-count="19621" meta:non-whitespace-character-count="16616"/>
  </office:meta>
</office:document-meta>
</file>